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884250" table:style-name="ce7">
            <text:p>9.884.25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766150" table:style-name="ce9">
            <text:p>13.766.150</text:p>
          </table:table-cell>
          <table:table-cell office:value-type="float" office:value="13108558" table:style-name="ce9">
            <text:p>13.108.558</text:p>
          </table:table-cell>
          <table:table-cell office:value-type="percentage" office:value="0.95223123385986641" table:style-name="ce10">
            <text:p>95,2%</text:p>
          </table:table-cell>
          <table:table-cell office:value-type="float" office:value="6847168" table:style-name="ce8">
            <text:p>6.847.168</text:p>
          </table:table-cell>
          <table:table-cell office:value-type="float" office:value="6742001" table:style-name="ce8">
            <text:p>6.742.001</text:p>
          </table:table-cell>
          <table:table-cell office:value-type="float" office:value="270659" table:style-name="ce8">
            <text:p>270.659</text:p>
          </table:table-cell>
          <table:table-cell office:value-type="date" office:date-value="2021-10-29T00:00:00" table:style-name="ce11">
            <text:p>2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17367" table:style-name="ce7">
            <text:p>1.517.367</text:p>
          </table:table-cell>
          <table:table-cell office:value-type="float" office:value="269550" table:style-name="ce7">
            <text:p>269.55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14792" table:style-name="ce14">
            <text:p>2.114.792</text:p>
          </table:table-cell>
          <table:table-cell office:value-type="float" office:value="2010464" table:style-name="ce14">
            <text:p>2.010.464</text:p>
          </table:table-cell>
          <table:table-cell office:value-type="percentage" office:value="0.95066748881213847" table:style-name="ce15">
            <text:p>95,1%</text:p>
          </table:table-cell>
          <table:table-cell office:value-type="float" office:value="1067187" table:style-name="ce13">
            <text:p>1.067.187</text:p>
          </table:table-cell>
          <table:table-cell office:value-type="float" office:value="1048137" table:style-name="ce13">
            <text:p>1.048.137</text:p>
          </table:table-cell>
          <table:table-cell office:value-type="float" office:value="22786" table:style-name="ce13">
            <text:p>22.786</text:p>
          </table:table-cell>
          <table:table-cell office:value-type="date" office:date-value="2021-10-29T00:00:00" table:style-name="ce16">
            <text:p>2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24725" table:style-name="ce7">
            <text:p>1.224.72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650625" table:style-name="ce14">
            <text:p>1.650.625</text:p>
          </table:table-cell>
          <table:table-cell office:value-type="float" office:value="1696957" table:style-name="ce14">
            <text:p>1.696.957</text:p>
          </table:table-cell>
          <table:table-cell office:value-type="percentage" office:value="1.0280693676637638" table:style-name="ce15">
            <text:p>102,8%</text:p>
          </table:table-cell>
          <table:table-cell office:value-type="float" office:value="873801" table:style-name="ce13">
            <text:p>873.801</text:p>
          </table:table-cell>
          <table:table-cell office:value-type="float" office:value="865720" table:style-name="ce13">
            <text:p>865.720</text:p>
          </table:table-cell>
          <table:table-cell office:value-type="float" office:value="32091" table:style-name="ce13">
            <text:p>32.091</text:p>
          </table:table-cell>
          <table:table-cell office:value-type="date" office:date-value="2021-10-29T00:00:00" table:style-name="ce16">
            <text:p>2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72150" table:style-name="ce7">
            <text:p>1.272.1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891250" table:style-name="ce14">
            <text:p>1.891.250</text:p>
          </table:table-cell>
          <table:table-cell office:value-type="float" office:value="1610000" table:style-name="ce14">
            <text:p>1.610.000</text:p>
          </table:table-cell>
          <table:table-cell office:value-type="percentage" office:value="0.85128883013879708" table:style-name="ce15">
            <text:p>85,1%</text:p>
          </table:table-cell>
          <table:table-cell office:value-type="float" office:value="857609" table:style-name="ce13">
            <text:p>857.609</text:p>
          </table:table-cell>
          <table:table-cell office:value-type="float" office:value="840618" table:style-name="ce13">
            <text:p>840.618</text:p>
          </table:table-cell>
          <table:table-cell office:value-type="float" office:value="7026" table:style-name="ce13">
            <text:p>7.026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358690" table:style-name="ce7">
            <text:p>2.358.69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22840" table:style-name="ce14">
            <text:p>3.522.840</text:p>
          </table:table-cell>
          <table:table-cell office:value-type="float" office:value="3166795" table:style-name="ce14">
            <text:p>3.166.795</text:p>
          </table:table-cell>
          <table:table-cell office:value-type="percentage" office:value="0.8989323954536681" table:style-name="ce15">
            <text:p>89,9%</text:p>
          </table:table-cell>
          <table:table-cell office:value-type="float" office:value="1679188" table:style-name="ce13">
            <text:p>1.679.188</text:p>
          </table:table-cell>
          <table:table-cell office:value-type="float" office:value="1639796" table:style-name="ce13">
            <text:p>1.639.796</text:p>
          </table:table-cell>
          <table:table-cell office:value-type="float" office:value="20158" table:style-name="ce13">
            <text:p>20.158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27305" table:style-name="ce7">
            <text:p>727.30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989605" table:style-name="ce14">
            <text:p>989.605</text:p>
          </table:table-cell>
          <table:table-cell office:value-type="float" office:value="928364" table:style-name="ce14">
            <text:p>928.364</text:p>
          </table:table-cell>
          <table:table-cell office:value-type="percentage" office:value="0.93811571283491901" table:style-name="ce15">
            <text:p>93,8%</text:p>
          </table:table-cell>
          <table:table-cell office:value-type="float" office:value="482452" table:style-name="ce13">
            <text:p>482.452</text:p>
          </table:table-cell>
          <table:table-cell office:value-type="float" office:value="476843" table:style-name="ce13">
            <text:p>476.843</text:p>
          </table:table-cell>
          <table:table-cell office:value-type="float" office:value="13696" table:style-name="ce13">
            <text:p>13.696</text:p>
          </table:table-cell>
          <table:table-cell office:value-type="date" office:date-value="2021-10-29T00:00:00" table:style-name="ce16">
            <text:p>2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81200" table:style-name="ce7">
            <text:p>481.20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8600" table:style-name="ce14">
            <text:p>4.268.600</text:p>
          </table:table-cell>
          <table:table-cell office:value-type="float" office:value="3799062" table:style-name="ce14">
            <text:p>3.799.062</text:p>
          </table:table-cell>
          <table:table-cell office:value-type="percentage" office:value="0.89000187415077547" table:style-name="ce15">
            <text:p>89,0%</text:p>
          </table:table-cell>
          <table:table-cell office:value-type="float" office:value="2002745" table:style-name="ce13">
            <text:p>2.002.745</text:p>
          </table:table-cell>
          <table:table-cell office:value-type="float" office:value="1962990" table:style-name="ce13">
            <text:p>1.962.990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6400" table:style-name="ce7">
            <text:p>396.400</text:p>
          </table:table-cell>
          <table:table-cell office:value-type="float" office:value="95075" table:style-name="ce13">
            <text:p>95.075</text:p>
          </table:table-cell>
          <table:table-cell office:value-type="float" office:value="3268780" table:style-name="ce14">
            <text:p>3.268.780</text:p>
          </table:table-cell>
          <table:table-cell office:value-type="float" office:value="3035581" table:style-name="ce14">
            <text:p>3.035.581</text:p>
          </table:table-cell>
          <table:table-cell office:value-type="percentage" office:value="0.92865870447078114" table:style-name="ce15">
            <text:p>92,9%</text:p>
          </table:table-cell>
          <table:table-cell office:value-type="float" office:value="1618834" table:style-name="ce13">
            <text:p>1.618.834</text:p>
          </table:table-cell>
          <table:table-cell office:value-type="float" office:value="1561450" table:style-name="ce13">
            <text:p>1.561.450</text:p>
          </table:table-cell>
          <table:table-cell office:value-type="float" office:value="28531" table:style-name="ce13">
            <text:p>28.531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244361" table:style-name="ce14">
            <text:p>11.244.361</text:p>
          </table:table-cell>
          <table:table-cell office:value-type="percentage" office:value="0.94781862887652035" table:style-name="ce15">
            <text:p>94,8%</text:p>
          </table:table-cell>
          <table:table-cell office:value-type="float" office:value="5978203" table:style-name="ce13">
            <text:p>5.978.203</text:p>
          </table:table-cell>
          <table:table-cell office:value-type="float" office:value="5850867" table:style-name="ce13">
            <text:p>5.850.867</text:p>
          </table:table-cell>
          <table:table-cell office:value-type="float" office:value="136177" table:style-name="ce13">
            <text:p>136.177</text:p>
          </table:table-cell>
          <table:table-cell office:value-type="date" office:date-value="2021-10-30T00:00:00" table:style-name="ce16">
            <text:p>3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722750" table:style-name="ce14">
            <text:p>7.722.750</text:p>
          </table:table-cell>
          <table:table-cell office:value-type="percentage" office:value="0.95477675822830821" table:style-name="ce15">
            <text:p>95,5%</text:p>
          </table:table-cell>
          <table:table-cell office:value-type="float" office:value="4074767" table:style-name="ce13">
            <text:p>4.074.767</text:p>
          </table:table-cell>
          <table:table-cell office:value-type="float" office:value="4009580" table:style-name="ce13">
            <text:p>4.009.580</text:p>
          </table:table-cell>
          <table:table-cell office:value-type="float" office:value="97139" table:style-name="ce13">
            <text:p>97.139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277135" table:style-name="ce7">
            <text:p>1.277.13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733085" table:style-name="ce14">
            <text:p>1.733.085</text:p>
          </table:table-cell>
          <table:table-cell office:value-type="float" office:value="1764958" table:style-name="ce14">
            <text:p>1.764.958</text:p>
          </table:table-cell>
          <table:table-cell office:value-type="percentage" office:value="1.0183909040814501" table:style-name="ce15">
            <text:p>101,8%</text:p>
          </table:table-cell>
          <table:table-cell office:value-type="float" office:value="897943" table:style-name="ce13">
            <text:p>897.943</text:p>
          </table:table-cell>
          <table:table-cell office:value-type="float" office:value="883729" table:style-name="ce13">
            <text:p>883.729</text:p>
          </table:table-cell>
          <table:table-cell office:value-type="float" office:value="74015" table:style-name="ce13">
            <text:p>74.015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255649" table:style-name="ce7">
            <text:p>3.255.64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479149" table:style-name="ce14">
            <text:p>4.479.149</text:p>
          </table:table-cell>
          <table:table-cell office:value-type="float" office:value="4466642" table:style-name="ce14">
            <text:p>4.466.642</text:p>
          </table:table-cell>
          <table:table-cell office:value-type="percentage" office:value="0.99720772852164552" table:style-name="ce15">
            <text:p>99,7%</text:p>
          </table:table-cell>
          <table:table-cell office:value-type="float" office:value="2309036" table:style-name="ce13">
            <text:p>2.309.036</text:p>
          </table:table-cell>
          <table:table-cell office:value-type="float" office:value="2287602" table:style-name="ce13">
            <text:p>2.287.602</text:p>
          </table:table-cell>
          <table:table-cell office:value-type="float" office:value="80898" table:style-name="ce13">
            <text:p>80.898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374465" table:style-name="ce7">
            <text:p>374.4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10565" table:style-name="ce14">
            <text:p>510.565</text:p>
          </table:table-cell>
          <table:table-cell office:value-type="float" office:value="483888" table:style-name="ce14">
            <text:p>483.888</text:p>
          </table:table-cell>
          <table:table-cell office:value-type="percentage" office:value="0.94775004162055765" table:style-name="ce15">
            <text:p>94,8%</text:p>
          </table:table-cell>
          <table:table-cell office:value-type="float" office:value="260394" table:style-name="ce13">
            <text:p>260.394</text:p>
          </table:table-cell>
          <table:table-cell office:value-type="float" office:value="255158" table:style-name="ce13">
            <text:p>255.158</text:p>
          </table:table-cell>
          <table:table-cell office:value-type="float" office:value="4063" table:style-name="ce13">
            <text:p>4.063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9968213" table:style-name="ce14">
            <text:p>9.968.213</text:p>
          </table:table-cell>
          <table:table-cell office:value-type="percentage" office:value="0.92026152298735175" table:style-name="ce15">
            <text:p>92,0%</text:p>
          </table:table-cell>
          <table:table-cell office:value-type="float" office:value="5337849" table:style-name="ce13">
            <text:p>5.337.849</text:p>
          </table:table-cell>
          <table:table-cell office:value-type="float" office:value="5223036" table:style-name="ce13">
            <text:p>5.223.036</text:p>
          </table:table-cell>
          <table:table-cell office:value-type="float" office:value="132491" table:style-name="ce13">
            <text:p>132.491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32342" table:style-name="ce14">
            <text:p>2.232.342</text:p>
          </table:table-cell>
          <table:table-cell office:value-type="percentage" office:value="0.92737004995482253" table:style-name="ce15">
            <text:p>92,7%</text:p>
          </table:table-cell>
          <table:table-cell office:value-type="float" office:value="1191530" table:style-name="ce13">
            <text:p>1.191.530</text:p>
          </table:table-cell>
          <table:table-cell office:value-type="float" office:value="1160803" table:style-name="ce13">
            <text:p>1.160.803</text:p>
          </table:table-cell>
          <table:table-cell office:value-type="float" office:value="6547" table:style-name="ce13">
            <text:p>6.547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1000976" table:style-name="ce14">
            <text:p>1.000.976</text:p>
          </table:table-cell>
          <table:table-cell office:value-type="percentage" office:value="0.95679594714077476" table:style-name="ce15">
            <text:p>95,7%</text:p>
          </table:table-cell>
          <table:table-cell office:value-type="float" office:value="527643" table:style-name="ce13">
            <text:p>527.643</text:p>
          </table:table-cell>
          <table:table-cell office:value-type="float" office:value="521124" table:style-name="ce13">
            <text:p>521.124</text:p>
          </table:table-cell>
          <table:table-cell office:value-type="float" office:value="21224" table:style-name="ce13">
            <text:p>21.224</text:p>
          </table:table-cell>
          <table:table-cell office:value-type="date" office:date-value="2021-10-29T00:00:00" table:style-name="ce16">
            <text:p>2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418321" table:style-name="ce14">
            <text:p>3.418.321</text:p>
          </table:table-cell>
          <table:table-cell office:value-type="percentage" office:value="0.91911844974496726" table:style-name="ce15">
            <text:p>91,9%</text:p>
          </table:table-cell>
          <table:table-cell office:value-type="float" office:value="1812576" table:style-name="ce13">
            <text:p>1.812.576</text:p>
          </table:table-cell>
          <table:table-cell office:value-type="float" office:value="1780975" table:style-name="ce13">
            <text:p>1.780.975</text:p>
          </table:table-cell>
          <table:table-cell office:value-type="float" office:value="61882" table:style-name="ce13">
            <text:p>61.882</text:p>
          </table:table-cell>
          <table:table-cell office:value-type="date" office:date-value="2021-10-29T00:00:00" table:style-name="ce16">
            <text:p>2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0015" table:style-name="ce14">
            <text:p>140.015</text:p>
          </table:table-cell>
          <table:table-cell office:value-type="float" office:value="116298" table:style-name="ce14">
            <text:p>116.298</text:p>
          </table:table-cell>
          <table:table-cell office:value-type="percentage" office:value="0.83061100596364679" table:style-name="ce15">
            <text:p>83,1%</text:p>
          </table:table-cell>
          <table:table-cell office:value-type="float" office:value="62728" table:style-name="ce13">
            <text:p>62.728</text:p>
          </table:table-cell>
          <table:table-cell office:value-type="float" office:value="59991" table:style-name="ce13">
            <text:p>59.991</text:p>
          </table:table-cell>
          <table:table-cell office:value-type="float" office:value="1763" table:style-name="ce13">
            <text:p>1.763</text:p>
          </table:table-cell>
          <table:table-cell office:value-type="date" office:date-value="2021-10-28T00:00:00" table:style-name="ce16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3342" table:style-name="ce14">
            <text:p>103.342</text:p>
          </table:table-cell>
          <table:table-cell office:value-type="percentage" office:value="0.73240255138199861" table:style-name="ce15">
            <text:p>73,2%</text:p>
          </table:table-cell>
          <table:table-cell office:value-type="float" office:value="57692" table:style-name="ce13">
            <text:p>57.692</text:p>
          </table:table-cell>
          <table:table-cell office:value-type="float" office:value="55064" table:style-name="ce13">
            <text:p>55.064</text:p>
          </table:table-cell>
          <table:table-cell office:value-type="float" office:value="857" table:style-name="ce13">
            <text:p>857</text:p>
          </table:table-cell>
          <table:table-cell office:value-type="date" office:date-value="2021-10-29T00:00:00" table:style-name="ce17">
            <text:p>29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087" table:style-name="ce14">
            <text:p>173.087</text:p>
          </table:table-cell>
          <table:table-cell office:value-type="percentage" office:value="0.81553256250058892" table:style-name="ce15">
            <text:p>81,6%</text:p>
          </table:table-cell>
          <table:table-cell office:value-type="float" office:value="92862" table:style-name="ce13">
            <text:p>92.862</text:p>
          </table:table-cell>
          <table:table-cell office:value-type="float" office:value="86816" table:style-name="ce13">
            <text:p>86.816</text:p>
          </table:table-cell>
          <table:table-cell office:value-type="float" office:value="0" table:style-name="ce13">
            <text:p>0</text:p>
          </table:table-cell>
          <table:table-cell office:value-type="date" office:date-value="2021-10-27T00:00:00" table:style-name="ce17">
            <text:p>27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340" table:style-name="ce13">
            <text:p>4.340</text:p>
          </table:table-cell>
          <table:table-cell office:value-type="float" office:value="9250" table:style-name="ce14">
            <text:p>9.250</text:p>
          </table:table-cell>
          <table:table-cell office:value-type="float" office:value="7061" table:style-name="ce14">
            <text:p>7.061</text:p>
          </table:table-cell>
          <table:table-cell office:value-type="percentage" office:value="0.76335135135135135" table:style-name="ce15">
            <text:p>76,3%</text:p>
          </table:table-cell>
          <table:table-cell office:value-type="float" office:value="5324" table:style-name="ce13">
            <text:p>5.324</text:p>
          </table:table-cell>
          <table:table-cell office:value-type="float" office:value="5088" table:style-name="ce13">
            <text:p>5.088</text:p>
          </table:table-cell>
          <table:table-cell office:value-type="float" office:value="0" table:style-name="ce13">
            <text:p>0</text:p>
          </table:table-cell>
          <table:table-cell office:value-type="date" office:date-value="2021-10-28T00:00:00" table:style-name="ce17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4610659" table:style-name="ce19">
            <text:p>54.610.659</text:p>
          </table:table-cell>
          <table:table-cell office:value-type="float" office:value="10766640" table:style-name="ce20">
            <text:p>10.766.640</text:p>
          </table:table-cell>
          <table:table-cell office:value-type="float" office:value="9117570" table:style-name="ce21">
            <text:p>9.117.570</text:p>
          </table:table-cell>
          <table:table-cell office:value-type="float" office:value="2159540" table:style-name="ce22">
            <text:p>2.159.540</text:p>
          </table:table-cell>
          <table:table-cell office:value-type="float" office:value="76654409" table:style-name="ce23">
            <text:p>76.654.409</text:p>
          </table:table-cell>
          <table:table-cell office:value-type="float" office:value="72058020" table:style-name="ce23">
            <text:p>72.058.020</text:p>
          </table:table-cell>
          <table:table-cell office:value-type="percentage" office:value="0.94003751304116112" table:style-name="ce24">
            <text:p>94,0%</text:p>
          </table:table-cell>
          <table:table-cell office:value-type="float" office:value="38037531" table:style-name="ce23">
            <text:p>38.037.531</text:p>
          </table:table-cell>
          <table:table-cell office:value-type="float" office:value="37317388" table:style-name="ce23">
            <text:p>37.317.388</text:p>
          </table:table-cell>
          <table:table-cell office:value-type="float" office:value="1074853" table:style-name="ce23">
            <text:p>1.074.853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47168" table:style-name="ce31">
            <text:p>6.847.168</text:p>
          </table:table-cell>
          <table:table-cell office:value-type="percentage" office:value="0.91883936808698363" table:style-name="ce32">
            <text:p>91,9%</text:p>
          </table:table-cell>
          <table:table-cell office:value-type="float" office:value="6742001" table:style-name="ce31">
            <text:p>6.742.001</text:p>
          </table:table-cell>
          <table:table-cell office:value-type="percentage" office:value="0.90472673351695354" table:style-name="ce32">
            <text:p>90,5%</text:p>
          </table:table-cell>
          <table:table-cell office:value-type="date" office:date-value="2021-10-29T00:00:00" table:style-name="ce33">
            <text:p>2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7187" table:style-name="ce31">
            <text:p>1.067.187</text:p>
          </table:table-cell>
          <table:table-cell office:value-type="percentage" office:value="0.9004779206401976" table:style-name="ce32">
            <text:p>90,0%</text:p>
          </table:table-cell>
          <table:table-cell office:value-type="float" office:value="1048137" table:style-name="ce31">
            <text:p>1.048.137</text:p>
          </table:table-cell>
          <table:table-cell office:value-type="percentage" office:value="0.88440378893863481" table:style-name="ce32">
            <text:p>88,4%</text:p>
          </table:table-cell>
          <table:table-cell office:value-type="date" office:date-value="2021-10-29T00:00:00" table:style-name="ce33">
            <text:p>2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3801" table:style-name="ce31">
            <text:p>873.801</text:p>
          </table:table-cell>
          <table:table-cell office:value-type="percentage" office:value="0.93562023584284426" table:style-name="ce32">
            <text:p>93,6%</text:p>
          </table:table-cell>
          <table:table-cell office:value-type="float" office:value="865720" table:style-name="ce31">
            <text:p>865.720</text:p>
          </table:table-cell>
          <table:table-cell office:value-type="percentage" office:value="0.92696752529908655" table:style-name="ce32">
            <text:p>92,7%</text:p>
          </table:table-cell>
          <table:table-cell office:value-type="date" office:date-value="2021-10-29T00:00:00" table:style-name="ce33">
            <text:p>2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7609" table:style-name="ce31">
            <text:p>857.609</text:p>
          </table:table-cell>
          <table:table-cell office:value-type="percentage" office:value="0.82871422124775451" table:style-name="ce32">
            <text:p>82,9%</text:p>
          </table:table-cell>
          <table:table-cell office:value-type="float" office:value="840618" table:style-name="ce31">
            <text:p>840.618</text:p>
          </table:table-cell>
          <table:table-cell office:value-type="percentage" office:value="0.81229568630558324" table:style-name="ce32">
            <text:p>81,2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79188" table:style-name="ce31">
            <text:p>1.679.188</text:p>
          </table:table-cell>
          <table:table-cell office:value-type="percentage" office:value="0.85639038461342309" table:style-name="ce32">
            <text:p>85,6%</text:p>
          </table:table-cell>
          <table:table-cell office:value-type="float" office:value="1639796" table:style-name="ce31">
            <text:p>1.639.796</text:p>
          </table:table-cell>
          <table:table-cell office:value-type="percentage" office:value="0.83630035893988808" table:style-name="ce32">
            <text:p>83,6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2452" table:style-name="ce31">
            <text:p>482.452</text:p>
          </table:table-cell>
          <table:table-cell office:value-type="percentage" office:value="0.92048682857399067" table:style-name="ce32">
            <text:p>92,0%</text:p>
          </table:table-cell>
          <table:table-cell office:value-type="float" office:value="476843" table:style-name="ce31">
            <text:p>476.843</text:p>
          </table:table-cell>
          <table:table-cell office:value-type="percentage" office:value="0.90978522381025972" table:style-name="ce32">
            <text:p>91,0%</text:p>
          </table:table-cell>
          <table:table-cell office:value-type="date" office:date-value="2021-10-29T00:00:00" table:style-name="ce33">
            <text:p>29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2745" table:style-name="ce31">
            <text:p>2.002.745</text:p>
          </table:table-cell>
          <table:table-cell office:value-type="percentage" office:value="0.92027213747666292" table:style-name="ce32">
            <text:p>92,0%</text:p>
          </table:table-cell>
          <table:table-cell office:value-type="float" office:value="1962990" table:style-name="ce31">
            <text:p>1.962.990</text:p>
          </table:table-cell>
          <table:table-cell office:value-type="percentage" office:value="0.90200450039586388" table:style-name="ce32">
            <text:p>90,2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18834" table:style-name="ce31">
            <text:p>1.618.834</text:p>
          </table:table-cell>
          <table:table-cell office:value-type="percentage" office:value="0.89498469690134363" table:style-name="ce32">
            <text:p>89,5%</text:p>
          </table:table-cell>
          <table:table-cell office:value-type="float" office:value="1561450" table:style-name="ce31">
            <text:p>1.561.450</text:p>
          </table:table-cell>
          <table:table-cell office:value-type="percentage" office:value="0.86325951578519045" table:style-name="ce32">
            <text:p>86,3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78203" table:style-name="ce31">
            <text:p>5.978.203</text:p>
          </table:table-cell>
          <table:table-cell office:value-type="percentage" office:value="0.87039744567844435" table:style-name="ce32">
            <text:p>87,0%</text:p>
          </table:table-cell>
          <table:table-cell office:value-type="float" office:value="5850867" table:style-name="ce31">
            <text:p>5.850.867</text:p>
          </table:table-cell>
          <table:table-cell office:value-type="percentage" office:value="0.85185793988666869" table:style-name="ce32">
            <text:p>85,2%</text:p>
          </table:table-cell>
          <table:table-cell office:value-type="date" office:date-value="2021-10-30T00:00:00" table:style-name="ce33">
            <text:p>3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74767" table:style-name="ce31">
            <text:p>4.074.767</text:p>
          </table:table-cell>
          <table:table-cell office:value-type="percentage" office:value="0.90783206441230724" table:style-name="ce32">
            <text:p>90,8%</text:p>
          </table:table-cell>
          <table:table-cell office:value-type="float" office:value="4009580" table:style-name="ce31">
            <text:p>4.009.580</text:p>
          </table:table-cell>
          <table:table-cell office:value-type="percentage" office:value="0.89330881712409538" table:style-name="ce32">
            <text:p>89,3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7943" table:style-name="ce31">
            <text:p>897.943</text:p>
          </table:table-cell>
          <table:table-cell office:value-type="percentage" office:value="0.94179583968316727" table:style-name="ce32">
            <text:p>94,2%</text:p>
          </table:table-cell>
          <table:table-cell office:value-type="float" office:value="883729" table:style-name="ce31">
            <text:p>883.729</text:p>
          </table:table-cell>
          <table:table-cell office:value-type="percentage" office:value="0.92688767060644806" table:style-name="ce32">
            <text:p>92,7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09036" table:style-name="ce31">
            <text:p>2.309.036</text:p>
          </table:table-cell>
          <table:table-cell office:value-type="percentage" office:value="0.94073694121443208" table:style-name="ce32">
            <text:p>94,1%</text:p>
          </table:table-cell>
          <table:table-cell office:value-type="float" office:value="2287602" table:style-name="ce31">
            <text:p>2.287.602</text:p>
          </table:table-cell>
          <table:table-cell office:value-type="percentage" office:value="0.93200439845719918" table:style-name="ce32">
            <text:p>93,2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0394" table:style-name="ce31">
            <text:p>260.394</text:p>
          </table:table-cell>
          <table:table-cell office:value-type="percentage" office:value="0.91697714547311338" table:style-name="ce32">
            <text:p>91,7%</text:p>
          </table:table-cell>
          <table:table-cell office:value-type="float" office:value="255158" table:style-name="ce31">
            <text:p>255.158</text:p>
          </table:table-cell>
          <table:table-cell office:value-type="percentage" office:value="0.89853857801880477" table:style-name="ce32">
            <text:p>89,9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37849" table:style-name="ce31">
            <text:p>5.337.849</text:p>
          </table:table-cell>
          <table:table-cell office:value-type="percentage" office:value="0.89292493380241378" table:style-name="ce32">
            <text:p>89,3%</text:p>
          </table:table-cell>
          <table:table-cell office:value-type="float" office:value="5223036" table:style-name="ce31">
            <text:p>5.223.036</text:p>
          </table:table-cell>
          <table:table-cell office:value-type="percentage" office:value="0.87371880968300608" table:style-name="ce32">
            <text:p>87,4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1530" table:style-name="ce31">
            <text:p>1.191.530</text:p>
          </table:table-cell>
          <table:table-cell office:value-type="percentage" office:value="0.90946977300847165" table:style-name="ce32">
            <text:p>90,9%</text:p>
          </table:table-cell>
          <table:table-cell office:value-type="float" office:value="1160803" table:style-name="ce31">
            <text:p>1.160.803</text:p>
          </table:table-cell>
          <table:table-cell office:value-type="percentage" office:value="0.88601650056444481" table:style-name="ce32">
            <text:p>88,6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7643" table:style-name="ce31">
            <text:p>527.643</text:p>
          </table:table-cell>
          <table:table-cell office:value-type="percentage" office:value="0.90761050925941855" table:style-name="ce32">
            <text:p>90,8%</text:p>
          </table:table-cell>
          <table:table-cell office:value-type="float" office:value="521124" table:style-name="ce31">
            <text:p>521.124</text:p>
          </table:table-cell>
          <table:table-cell office:value-type="percentage" office:value="0.89639703175689855" table:style-name="ce32">
            <text:p>89,6%</text:p>
          </table:table-cell>
          <table:table-cell office:value-type="date" office:date-value="2021-10-29T00:00:00" table:style-name="ce33">
            <text:p>29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2576" table:style-name="ce31">
            <text:p>1.812.576</text:p>
          </table:table-cell>
          <table:table-cell office:value-type="percentage" office:value="0.91362302243562443" table:style-name="ce32">
            <text:p>91,4%</text:p>
          </table:table-cell>
          <table:table-cell office:value-type="float" office:value="1780975" table:style-name="ce31">
            <text:p>1.780.975</text:p>
          </table:table-cell>
          <table:table-cell office:value-type="percentage" office:value="0.89769464142871036" table:style-name="ce32">
            <text:p>89,8%</text:p>
          </table:table-cell>
          <table:table-cell office:value-type="date" office:date-value="2021-10-29T00:00:00" table:style-name="ce33">
            <text:p>29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728" table:style-name="ce31">
            <text:p>62.728</text:p>
          </table:table-cell>
          <table:table-cell office:value-type="percentage" office:value="0.8839286972451208" table:style-name="ce32">
            <text:p>88,4%</text:p>
          </table:table-cell>
          <table:table-cell office:value-type="float" office:value="59991" table:style-name="ce31">
            <text:p>59.991</text:p>
          </table:table-cell>
          <table:table-cell office:value-type="percentage" office:value="0.84536038892411747" table:style-name="ce32">
            <text:p>84,5%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692" table:style-name="ce31">
            <text:p>57.692</text:p>
          </table:table-cell>
          <table:table-cell office:value-type="percentage" office:value="0.81339969264173018" table:style-name="ce32">
            <text:p>81,3%</text:p>
          </table:table-cell>
          <table:table-cell office:value-type="float" office:value="55064" table:style-name="ce31">
            <text:p>55.064</text:p>
          </table:table-cell>
          <table:table-cell office:value-type="percentage" office:value="0.77634751223088527" table:style-name="ce32">
            <text:p>77,6%</text:p>
          </table:table-cell>
          <table:table-cell office:value-type="date" office:date-value="2021-10-29T00:00:00" table:style-name="ce33">
            <text:p>29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62" table:style-name="ce31">
            <text:p>92.862</text:p>
          </table:table-cell>
          <table:table-cell office:value-type="string" table:style-name="ce32">
            <text:p>-</text:p>
          </table:table-cell>
          <table:table-cell office:value-type="float" office:value="86816" table:style-name="ce31">
            <text:p>86.816</text:p>
          </table:table-cell>
          <table:table-cell office:value-type="string" table:style-name="ce32">
            <text:p>-</text:p>
          </table:table-cell>
          <table:table-cell office:value-type="date" office:date-value="2021-10-27T00:00:00" table:style-name="ce33">
            <text:p>27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324" table:style-name="ce31">
            <text:p>5.324</text:p>
          </table:table-cell>
          <table:table-cell office:value-type="string" table:style-name="ce32">
            <text:p>-</text:p>
          </table:table-cell>
          <table:table-cell office:value-type="float" office:value="5088" table:style-name="ce31">
            <text:p>5.088</text:p>
          </table:table-cell>
          <table:table-cell office:value-type="string" table:style-name="ce32">
            <text:p>-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037531" table:style-name="ce34">
            <text:p>38.037.531</text:p>
          </table:table-cell>
          <table:table-cell office:value-type="percentage" office:value="0.9030789941278724" table:style-name="ce24">
            <text:p>90,3%</text:p>
          </table:table-cell>
          <table:table-cell office:value-type="float" office:value="37317388" table:style-name="ce34">
            <text:p>37.317.388</text:p>
          </table:table-cell>
          <table:table-cell office:value-type="percentage" office:value="0.88598151174742479" table:style-name="ce24">
            <text:p>88,6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835" table:style-name="ce43">
            <text:p>433.835</text:p>
          </table:table-cell>
          <table:table-cell office:value-type="percentage" office:value="1" table:style-name="ce44">
            <text:p>100,0%</text:p>
          </table:table-cell>
          <table:table-cell office:value-type="float" office:value="653622" table:style-name="ce43">
            <text:p>653.622</text:p>
          </table:table-cell>
          <table:table-cell office:value-type="percentage" office:value="1" table:style-name="ce44">
            <text:p>100,0%</text:p>
          </table:table-cell>
          <table:table-cell office:value-type="float" office:value="929215" table:style-name="ce43">
            <text:p>929.215</text:p>
          </table:table-cell>
          <table:table-cell office:value-type="percentage" office:value="1" table:style-name="ce44">
            <text:p>100,0%</text:p>
          </table:table-cell>
          <table:table-cell office:value-type="float" office:value="1215747" table:style-name="ce43">
            <text:p>1.215.747</text:p>
          </table:table-cell>
          <table:table-cell office:value-type="percentage" office:value="0.96104886796345679" table:style-name="ce44">
            <text:p>96,1%</text:p>
          </table:table-cell>
          <table:table-cell office:value-type="float" office:value="1250848" table:style-name="ce43">
            <text:p>1.250.848</text:p>
          </table:table-cell>
          <table:table-cell office:value-type="percentage" office:value="0.90306501847501364" table:style-name="ce44">
            <text:p>90,3%</text:p>
          </table:table-cell>
          <table:table-cell office:value-type="float" office:value="929843" table:style-name="ce43">
            <text:p>929.843</text:p>
          </table:table-cell>
          <table:table-cell office:value-type="percentage" office:value="0.81549652390729133" table:style-name="ce44">
            <text:p>81,5%</text:p>
          </table:table-cell>
          <table:table-cell office:value-type="float" office:value="766736" table:style-name="ce43">
            <text:p>766.736</text:p>
          </table:table-cell>
          <table:table-cell office:value-type="percentage" office:value="0.82562627063161154" table:style-name="ce44">
            <text:p>82,6%</text:p>
          </table:table-cell>
          <table:table-cell office:value-type="float" office:value="667322" table:style-name="ce43">
            <text:p>667.322</text:p>
          </table:table-cell>
          <table:table-cell office:value-type="percentage" office:value="0.88632726219838576" table:style-name="ce44">
            <text:p>88,6%</text:p>
          </table:table-cell>
          <table:table-cell office:value-type="float" office:value="6847168" table:style-name="ce43">
            <text:p>6.847.168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883936808698363" table:style-name="ce44">
            <text:p>91,9%</text:p>
          </table:table-cell>
          <table:table-cell office:value-type="percentage" office:value="0.80893614452322793" table:style-name="ce44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96" table:style-name="ce46">
            <text:p>101.296</text:p>
          </table:table-cell>
          <table:table-cell office:value-type="percentage" office:value="1" table:style-name="ce47">
            <text:p>100,0%</text:p>
          </table:table-cell>
          <table:table-cell office:value-type="float" office:value="119296" table:style-name="ce46">
            <text:p>119.296</text:p>
          </table:table-cell>
          <table:table-cell office:value-type="percentage" office:value="1" table:style-name="ce47">
            <text:p>100,0%</text:p>
          </table:table-cell>
          <table:table-cell office:value-type="float" office:value="154581" table:style-name="ce46">
            <text:p>154.581</text:p>
          </table:table-cell>
          <table:table-cell office:value-type="percentage" office:value="0.98857815267927374" table:style-name="ce47">
            <text:p>98,9%</text:p>
          </table:table-cell>
          <table:table-cell office:value-type="float" office:value="186079" table:style-name="ce46">
            <text:p>186.079</text:p>
          </table:table-cell>
          <table:table-cell office:value-type="percentage" office:value="0.93853207307354769" table:style-name="ce47">
            <text:p>93,9%</text:p>
          </table:table-cell>
          <table:table-cell office:value-type="float" office:value="187946" table:style-name="ce46">
            <text:p>187.946</text:p>
          </table:table-cell>
          <table:table-cell office:value-type="percentage" office:value="0.87439925933852236" table:style-name="ce47">
            <text:p>87,4%</text:p>
          </table:table-cell>
          <table:table-cell office:value-type="float" office:value="125755" table:style-name="ce46">
            <text:p>125.755</text:p>
          </table:table-cell>
          <table:table-cell office:value-type="percentage" office:value="0.76546388614976324" table:style-name="ce47">
            <text:p>76,5%</text:p>
          </table:table-cell>
          <table:table-cell office:value-type="float" office:value="104046" table:style-name="ce46">
            <text:p>104.046</text:p>
          </table:table-cell>
          <table:table-cell office:value-type="percentage" office:value="0.79789265419743716" table:style-name="ce47">
            <text:p>79,8%</text:p>
          </table:table-cell>
          <table:table-cell office:value-type="float" office:value="88188" table:style-name="ce46">
            <text:p>88.188</text:p>
          </table:table-cell>
          <table:table-cell office:value-type="percentage" office:value="0.85528906303038532" table:style-name="ce47">
            <text:p>85,5%</text:p>
          </table:table-cell>
          <table:table-cell office:value-type="float" office:value="1067187" table:style-name="ce46">
            <text:p>1.067.18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04779206401976" table:style-name="ce47">
            <text:p>90,0%</text:p>
          </table:table-cell>
          <table:table-cell office:value-type="percentage" office:value="0.802763821930493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62" table:style-name="ce46">
            <text:p>88.962</text:p>
          </table:table-cell>
          <table:table-cell office:value-type="percentage" office:value="1" table:style-name="ce47">
            <text:p>100,0%</text:p>
          </table:table-cell>
          <table:table-cell office:value-type="float" office:value="114370" table:style-name="ce46">
            <text:p>114.370</text:p>
          </table:table-cell>
          <table:table-cell office:value-type="percentage" office:value="1" table:style-name="ce47">
            <text:p>100,0%</text:p>
          </table:table-cell>
          <table:table-cell office:value-type="float" office:value="148220" table:style-name="ce46">
            <text:p>148.220</text:p>
          </table:table-cell>
          <table:table-cell office:value-type="percentage" office:value="0.99043113356320001" table:style-name="ce47">
            <text:p>99,0%</text:p>
          </table:table-cell>
          <table:table-cell office:value-type="float" office:value="153213" table:style-name="ce46">
            <text:p>153.213</text:p>
          </table:table-cell>
          <table:table-cell office:value-type="percentage" office:value="0.94200866918749426" table:style-name="ce47">
            <text:p>94,2%</text:p>
          </table:table-cell>
          <table:table-cell office:value-type="float" office:value="150696" table:style-name="ce46">
            <text:p>150.696</text:p>
          </table:table-cell>
          <table:table-cell office:value-type="percentage" office:value="0.90240908301545575" table:style-name="ce47">
            <text:p>90,2%</text:p>
          </table:table-cell>
          <table:table-cell office:value-type="float" office:value="91039" table:style-name="ce46">
            <text:p>91.039</text:p>
          </table:table-cell>
          <table:table-cell office:value-type="percentage" office:value="0.79544084367982804" table:style-name="ce47">
            <text:p>79,5%</text:p>
          </table:table-cell>
          <table:table-cell office:value-type="float" office:value="66702" table:style-name="ce46">
            <text:p>66.702</text:p>
          </table:table-cell>
          <table:table-cell office:value-type="percentage" office:value="0.84314444261859922" table:style-name="ce47">
            <text:p>84,3%</text:p>
          </table:table-cell>
          <table:table-cell office:value-type="float" office:value="60599" table:style-name="ce46">
            <text:p>60.599</text:p>
          </table:table-cell>
          <table:table-cell office:value-type="percentage" office:value="0.94685937499999995" table:style-name="ce47">
            <text:p>94,7%</text:p>
          </table:table-cell>
          <table:table-cell office:value-type="float" office:value="873801" table:style-name="ce46">
            <text:p>873.80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62023584284426" table:style-name="ce47">
            <text:p>93,6%</text:p>
          </table:table-cell>
          <table:table-cell office:value-type="percentage" office:value="0.85769014825517476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98" table:style-name="ce46">
            <text:p>51.498</text:p>
          </table:table-cell>
          <table:table-cell office:value-type="percentage" office:value="1" table:style-name="ce47">
            <text:p>100,0%</text:p>
          </table:table-cell>
          <table:table-cell office:value-type="float" office:value="79273" table:style-name="ce46">
            <text:p>79.273</text:p>
          </table:table-cell>
          <table:table-cell office:value-type="percentage" office:value="0.98456207461870937" table:style-name="ce47">
            <text:p>98,5%</text:p>
          </table:table-cell>
          <table:table-cell office:value-type="float" office:value="110387" table:style-name="ce46">
            <text:p>110.387</text:p>
          </table:table-cell>
          <table:table-cell office:value-type="percentage" office:value="0.94161953749434879" table:style-name="ce47">
            <text:p>94,2%</text:p>
          </table:table-cell>
          <table:table-cell office:value-type="float" office:value="150286" table:style-name="ce46">
            <text:p>150.286</text:p>
          </table:table-cell>
          <table:table-cell office:value-type="percentage" office:value="0.90644583436370985" table:style-name="ce47">
            <text:p>90,6%</text:p>
          </table:table-cell>
          <table:table-cell office:value-type="float" office:value="167646" table:style-name="ce46">
            <text:p>167.646</text:p>
          </table:table-cell>
          <table:table-cell office:value-type="percentage" office:value="0.81313660438856872" table:style-name="ce47">
            <text:p>81,3%</text:p>
          </table:table-cell>
          <table:table-cell office:value-type="float" office:value="126631" table:style-name="ce46">
            <text:p>126.631</text:p>
          </table:table-cell>
          <table:table-cell office:value-type="percentage" office:value="0.69506056963449647" table:style-name="ce47">
            <text:p>69,5%</text:p>
          </table:table-cell>
          <table:table-cell office:value-type="float" office:value="97244" table:style-name="ce46">
            <text:p>97.244</text:p>
          </table:table-cell>
          <table:table-cell office:value-type="percentage" office:value="0.70496295544504217" table:style-name="ce47">
            <text:p>70,5%</text:p>
          </table:table-cell>
          <table:table-cell office:value-type="float" office:value="74644" table:style-name="ce46">
            <text:p>74.644</text:p>
          </table:table-cell>
          <table:table-cell office:value-type="percentage" office:value="0.78177628822790113" table:style-name="ce47">
            <text:p>78,2%</text:p>
          </table:table-cell>
          <table:table-cell office:value-type="float" office:value="857609" table:style-name="ce46">
            <text:p>857.60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871422124775451" table:style-name="ce47">
            <text:p>82,9%</text:p>
          </table:table-cell>
          <table:table-cell office:value-type="percentage" office:value="0.7320337367045" table:style-name="ce47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73" table:style-name="ce46">
            <text:p>93.073</text:p>
          </table:table-cell>
          <table:table-cell office:value-type="percentage" office:value="1" table:style-name="ce47">
            <text:p>100,0%</text:p>
          </table:table-cell>
          <table:table-cell office:value-type="float" office:value="151435" table:style-name="ce46">
            <text:p>151.435</text:p>
          </table:table-cell>
          <table:table-cell office:value-type="percentage" office:value="0.97996518497906571" table:style-name="ce47">
            <text:p>98,0%</text:p>
          </table:table-cell>
          <table:table-cell office:value-type="float" office:value="224574" table:style-name="ce46">
            <text:p>224.574</text:p>
          </table:table-cell>
          <table:table-cell office:value-type="percentage" office:value="0.95526006839875455" table:style-name="ce47">
            <text:p>95,5%</text:p>
          </table:table-cell>
          <table:table-cell office:value-type="float" office:value="320806" table:style-name="ce46">
            <text:p>320.806</text:p>
          </table:table-cell>
          <table:table-cell office:value-type="percentage" office:value="0.91524969187930794" table:style-name="ce47">
            <text:p>91,5%</text:p>
          </table:table-cell>
          <table:table-cell office:value-type="float" office:value="318098" table:style-name="ce46">
            <text:p>318.098</text:p>
          </table:table-cell>
          <table:table-cell office:value-type="percentage" office:value="0.82000082490384718" table:style-name="ce47">
            <text:p>82,0%</text:p>
          </table:table-cell>
          <table:table-cell office:value-type="float" office:value="229726" table:style-name="ce46">
            <text:p>229.726</text:p>
          </table:table-cell>
          <table:table-cell office:value-type="percentage" office:value="0.73882560286105736" table:style-name="ce47">
            <text:p>73,9%</text:p>
          </table:table-cell>
          <table:table-cell office:value-type="float" office:value="188193" table:style-name="ce46">
            <text:p>188.193</text:p>
          </table:table-cell>
          <table:table-cell office:value-type="percentage" office:value="0.74754516421183093" table:style-name="ce47">
            <text:p>74,8%</text:p>
          </table:table-cell>
          <table:table-cell office:value-type="float" office:value="153283" table:style-name="ce46">
            <text:p>153.283</text:p>
          </table:table-cell>
          <table:table-cell office:value-type="percentage" office:value="0.8525336907734834" table:style-name="ce47">
            <text:p>85,3%</text:p>
          </table:table-cell>
          <table:table-cell office:value-type="float" office:value="1679188" table:style-name="ce46">
            <text:p>1.679.18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639038461342309" table:style-name="ce47">
            <text:p>85,6%</text:p>
          </table:table-cell>
          <table:table-cell office:value-type="percentage" office:value="0.77170268461804303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18" table:style-name="ce46">
            <text:p>42.318</text:p>
          </table:table-cell>
          <table:table-cell office:value-type="percentage" office:value="1" table:style-name="ce47">
            <text:p>100,0%</text:p>
          </table:table-cell>
          <table:table-cell office:value-type="float" office:value="55924" table:style-name="ce46">
            <text:p>55.924</text:p>
          </table:table-cell>
          <table:table-cell office:value-type="percentage" office:value="1" table:style-name="ce47">
            <text:p>100,0%</text:p>
          </table:table-cell>
          <table:table-cell office:value-type="float" office:value="76678" table:style-name="ce46">
            <text:p>76.678</text:p>
          </table:table-cell>
          <table:table-cell office:value-type="percentage" office:value="0.99137630098907492" table:style-name="ce47">
            <text:p>99,1%</text:p>
          </table:table-cell>
          <table:table-cell office:value-type="float" office:value="84299" table:style-name="ce46">
            <text:p>84.299</text:p>
          </table:table-cell>
          <table:table-cell office:value-type="percentage" office:value="0.93703036770263659" table:style-name="ce47">
            <text:p>93,7%</text:p>
          </table:table-cell>
          <table:table-cell office:value-type="float" office:value="88027" table:style-name="ce46">
            <text:p>88.027</text:p>
          </table:table-cell>
          <table:table-cell office:value-type="percentage" office:value="0.90035696386380137" table:style-name="ce47">
            <text:p>90,0%</text:p>
          </table:table-cell>
          <table:table-cell office:value-type="float" office:value="54706" table:style-name="ce46">
            <text:p>54.706</text:p>
          </table:table-cell>
          <table:table-cell office:value-type="percentage" office:value="0.77626892568785211" table:style-name="ce47">
            <text:p>77,6%</text:p>
          </table:table-cell>
          <table:table-cell office:value-type="float" office:value="41192" table:style-name="ce46">
            <text:p>41.192</text:p>
          </table:table-cell>
          <table:table-cell office:value-type="percentage" office:value="0.81560241560241564" table:style-name="ce47">
            <text:p>81,6%</text:p>
          </table:table-cell>
          <table:table-cell office:value-type="float" office:value="39308" table:style-name="ce46">
            <text:p>39.308</text:p>
          </table:table-cell>
          <table:table-cell office:value-type="percentage" office:value="0.89411550622114055" table:style-name="ce47">
            <text:p>89,4%</text:p>
          </table:table-cell>
          <table:table-cell office:value-type="float" office:value="482452" table:style-name="ce46">
            <text:p>482.45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048682857399067" table:style-name="ce47">
            <text:p>92,0%</text:p>
          </table:table-cell>
          <table:table-cell office:value-type="percentage" office:value="0.82766831644950722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40" table:style-name="ce46">
            <text:p>229.340</text:p>
          </table:table-cell>
          <table:table-cell office:value-type="percentage" office:value="1" table:style-name="ce47">
            <text:p>100,0%</text:p>
          </table:table-cell>
          <table:table-cell office:value-type="float" office:value="250519" table:style-name="ce46">
            <text:p>250.519</text:p>
          </table:table-cell>
          <table:table-cell office:value-type="percentage" office:value="1" table:style-name="ce47">
            <text:p>100,0%</text:p>
          </table:table-cell>
          <table:table-cell office:value-type="float" office:value="320540" table:style-name="ce46">
            <text:p>320.540</text:p>
          </table:table-cell>
          <table:table-cell office:value-type="percentage" office:value="1" table:style-name="ce47">
            <text:p>100,0%</text:p>
          </table:table-cell>
          <table:table-cell office:value-type="float" office:value="352995" table:style-name="ce46">
            <text:p>352.995</text:p>
          </table:table-cell>
          <table:table-cell office:value-type="percentage" office:value="0.92607070243326561" table:style-name="ce47">
            <text:p>92,6%</text:p>
          </table:table-cell>
          <table:table-cell office:value-type="float" office:value="320534" table:style-name="ce46">
            <text:p>320.534</text:p>
          </table:table-cell>
          <table:table-cell office:value-type="percentage" office:value="0.8822724707890065" table:style-name="ce47">
            <text:p>88,2%</text:p>
          </table:table-cell>
          <table:table-cell office:value-type="float" office:value="212236" table:style-name="ce46">
            <text:p>212.236</text:p>
          </table:table-cell>
          <table:table-cell office:value-type="percentage" office:value="0.79256711591101747" table:style-name="ce47">
            <text:p>79,3%</text:p>
          </table:table-cell>
          <table:table-cell office:value-type="float" office:value="172903" table:style-name="ce46">
            <text:p>172.903</text:p>
          </table:table-cell>
          <table:table-cell office:value-type="percentage" office:value="0.81942219652521731" table:style-name="ce47">
            <text:p>81,9%</text:p>
          </table:table-cell>
          <table:table-cell office:value-type="float" office:value="143678" table:style-name="ce46">
            <text:p>143.678</text:p>
          </table:table-cell>
          <table:table-cell office:value-type="percentage" office:value="0.8689746102018846" table:style-name="ce47">
            <text:p>86,9%</text:p>
          </table:table-cell>
          <table:table-cell office:value-type="float" office:value="2002745" table:style-name="ce46">
            <text:p>2.002.74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027213747666292" table:style-name="ce47">
            <text:p>92,0%</text:p>
          </table:table-cell>
          <table:table-cell office:value-type="percentage" office:value="0.83624783813057479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58" table:style-name="ce46">
            <text:p>138.158</text:p>
          </table:table-cell>
          <table:table-cell office:value-type="percentage" office:value="1" table:style-name="ce47">
            <text:p>100,0%</text:p>
          </table:table-cell>
          <table:table-cell office:value-type="float" office:value="158386" table:style-name="ce46">
            <text:p>158.386</text:p>
          </table:table-cell>
          <table:table-cell office:value-type="percentage" office:value="0.9955059993337565" table:style-name="ce47">
            <text:p>99,6%</text:p>
          </table:table-cell>
          <table:table-cell office:value-type="float" office:value="222355" table:style-name="ce46">
            <text:p>222.355</text:p>
          </table:table-cell>
          <table:table-cell office:value-type="percentage" office:value="1" table:style-name="ce47">
            <text:p>100,0%</text:p>
          </table:table-cell>
          <table:table-cell office:value-type="float" office:value="286294" table:style-name="ce46">
            <text:p>286.294</text:p>
          </table:table-cell>
          <table:table-cell office:value-type="percentage" office:value="0.93110401394571318" table:style-name="ce47">
            <text:p>93,1%</text:p>
          </table:table-cell>
          <table:table-cell office:value-type="float" office:value="286937" table:style-name="ce46">
            <text:p>286.937</text:p>
          </table:table-cell>
          <table:table-cell office:value-type="percentage" office:value="0.86791488331997402" table:style-name="ce47">
            <text:p>86,8%</text:p>
          </table:table-cell>
          <table:table-cell office:value-type="float" office:value="205359" table:style-name="ce46">
            <text:p>205.359</text:p>
          </table:table-cell>
          <table:table-cell office:value-type="percentage" office:value="0.77231375587154616" table:style-name="ce47">
            <text:p>77,2%</text:p>
          </table:table-cell>
          <table:table-cell office:value-type="float" office:value="172513" table:style-name="ce46">
            <text:p>172.513</text:p>
          </table:table-cell>
          <table:table-cell office:value-type="percentage" office:value="0.79102109689163602" table:style-name="ce47">
            <text:p>79,1%</text:p>
          </table:table-cell>
          <table:table-cell office:value-type="float" office:value="148832" table:style-name="ce46">
            <text:p>148.832</text:p>
          </table:table-cell>
          <table:table-cell office:value-type="percentage" office:value="0.85549398753822459" table:style-name="ce47">
            <text:p>85,5%</text:p>
          </table:table-cell>
          <table:table-cell office:value-type="float" office:value="1618834" table:style-name="ce46">
            <text:p>1.618.834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498469690134363" table:style-name="ce47">
            <text:p>89,5%</text:p>
          </table:table-cell>
          <table:table-cell office:value-type="percentage" office:value="0.79152032958785379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865" table:style-name="ce46">
            <text:p>458.865</text:p>
          </table:table-cell>
          <table:table-cell office:value-type="percentage" office:value="1" table:style-name="ce47">
            <text:p>100,0%</text:p>
          </table:table-cell>
          <table:table-cell office:value-type="float" office:value="618419" table:style-name="ce46">
            <text:p>618.419</text:p>
          </table:table-cell>
          <table:table-cell office:value-type="percentage" office:value="0.97344055961668019" table:style-name="ce47">
            <text:p>97,3%</text:p>
          </table:table-cell>
          <table:table-cell office:value-type="float" office:value="799630" table:style-name="ce46">
            <text:p>799.630</text:p>
          </table:table-cell>
          <table:table-cell office:value-type="percentage" office:value="0.95468633593764929" table:style-name="ce47">
            <text:p>95,5%</text:p>
          </table:table-cell>
          <table:table-cell office:value-type="float" office:value="1025518" table:style-name="ce46">
            <text:p>1.025.518</text:p>
          </table:table-cell>
          <table:table-cell office:value-type="percentage" office:value="0.93930828555203427" table:style-name="ce47">
            <text:p>93,9%</text:p>
          </table:table-cell>
          <table:table-cell office:value-type="float" office:value="1128298" table:style-name="ce46">
            <text:p>1.128.298</text:p>
          </table:table-cell>
          <table:table-cell office:value-type="percentage" office:value="0.85687770314143485" table:style-name="ce47">
            <text:p>85,7%</text:p>
          </table:table-cell>
          <table:table-cell office:value-type="float" office:value="778075" table:style-name="ce46">
            <text:p>778.075</text:p>
          </table:table-cell>
          <table:table-cell office:value-type="percentage" office:value="0.74481741288007874" table:style-name="ce47">
            <text:p>74,5%</text:p>
          </table:table-cell>
          <table:table-cell office:value-type="float" office:value="638662" table:style-name="ce46">
            <text:p>638.662</text:p>
          </table:table-cell>
          <table:table-cell office:value-type="percentage" office:value="0.7612770953649568" table:style-name="ce47">
            <text:p>76,1%</text:p>
          </table:table-cell>
          <table:table-cell office:value-type="float" office:value="530736" table:style-name="ce46">
            <text:p>530.736</text:p>
          </table:table-cell>
          <table:table-cell office:value-type="percentage" office:value="0.80884410347381608" table:style-name="ce47">
            <text:p>80,9%</text:p>
          </table:table-cell>
          <table:table-cell office:value-type="float" office:value="5978203" table:style-name="ce46">
            <text:p>5.978.203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039744567844435" table:style-name="ce47">
            <text:p>87,0%</text:p>
          </table:table-cell>
          <table:table-cell office:value-type="percentage" office:value="0.76835924883288031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90" table:style-name="ce46">
            <text:p>297.290</text:p>
          </table:table-cell>
          <table:table-cell office:value-type="percentage" office:value="1" table:style-name="ce47">
            <text:p>100,0%</text:p>
          </table:table-cell>
          <table:table-cell office:value-type="float" office:value="434469" table:style-name="ce46">
            <text:p>434.469</text:p>
          </table:table-cell>
          <table:table-cell office:value-type="percentage" office:value="0.99225098318648342" table:style-name="ce47">
            <text:p>99,2%</text:p>
          </table:table-cell>
          <table:table-cell office:value-type="float" office:value="570163" table:style-name="ce46">
            <text:p>570.163</text:p>
          </table:table-cell>
          <table:table-cell office:value-type="percentage" office:value="0.98180731771156204" table:style-name="ce47">
            <text:p>98,2%</text:p>
          </table:table-cell>
          <table:table-cell office:value-type="float" office:value="714902" table:style-name="ce46">
            <text:p>714.902</text:p>
          </table:table-cell>
          <table:table-cell office:value-type="percentage" office:value="0.95024550266238128" table:style-name="ce47">
            <text:p>95,0%</text:p>
          </table:table-cell>
          <table:table-cell office:value-type="float" office:value="752739" table:style-name="ce46">
            <text:p>752.739</text:p>
          </table:table-cell>
          <table:table-cell office:value-type="percentage" office:value="0.88392391625997546" table:style-name="ce47">
            <text:p>88,4%</text:p>
          </table:table-cell>
          <table:table-cell office:value-type="float" office:value="509483" table:style-name="ce46">
            <text:p>509.483</text:p>
          </table:table-cell>
          <table:table-cell office:value-type="percentage" office:value="0.78531935587791457" table:style-name="ce47">
            <text:p>78,5%</text:p>
          </table:table-cell>
          <table:table-cell office:value-type="float" office:value="424869" table:style-name="ce46">
            <text:p>424.869</text:p>
          </table:table-cell>
          <table:table-cell office:value-type="percentage" office:value="0.82318852373257689" table:style-name="ce47">
            <text:p>82,3%</text:p>
          </table:table-cell>
          <table:table-cell office:value-type="float" office:value="370852" table:style-name="ce46">
            <text:p>370.852</text:p>
          </table:table-cell>
          <table:table-cell office:value-type="percentage" office:value="0.87355693694924519" table:style-name="ce47">
            <text:p>87,4%</text:p>
          </table:table-cell>
          <table:table-cell office:value-type="float" office:value="4074767" table:style-name="ce46">
            <text:p>4.074.767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783206441230724" table:style-name="ce47">
            <text:p>90,8%</text:p>
          </table:table-cell>
          <table:table-cell office:value-type="percentage" office:value="0.80571140673787256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78" table:style-name="ce46">
            <text:p>78.278</text:p>
          </table:table-cell>
          <table:table-cell office:value-type="percentage" office:value="1" table:style-name="ce47">
            <text:p>100,0%</text:p>
          </table:table-cell>
          <table:table-cell office:value-type="float" office:value="95937" table:style-name="ce46">
            <text:p>95.937</text:p>
          </table:table-cell>
          <table:table-cell office:value-type="percentage" office:value="1" table:style-name="ce47">
            <text:p>100,0%</text:p>
          </table:table-cell>
          <table:table-cell office:value-type="float" office:value="132876" table:style-name="ce46">
            <text:p>132.876</text:p>
          </table:table-cell>
          <table:table-cell office:value-type="percentage" office:value="1" table:style-name="ce47">
            <text:p>100,0%</text:p>
          </table:table-cell>
          <table:table-cell office:value-type="float" office:value="161519" table:style-name="ce46">
            <text:p>161.519</text:p>
          </table:table-cell>
          <table:table-cell office:value-type="percentage" office:value="0.95451375756429657" table:style-name="ce47">
            <text:p>95,5%</text:p>
          </table:table-cell>
          <table:table-cell office:value-type="float" office:value="146258" table:style-name="ce46">
            <text:p>146.258</text:p>
          </table:table-cell>
          <table:table-cell office:value-type="percentage" office:value="0.91701255219632083" table:style-name="ce47">
            <text:p>91,7%</text:p>
          </table:table-cell>
          <table:table-cell office:value-type="float" office:value="113101" table:style-name="ce46">
            <text:p>113.101</text:p>
          </table:table-cell>
          <table:table-cell office:value-type="percentage" office:value="0.84733179001940384" table:style-name="ce47">
            <text:p>84,7%</text:p>
          </table:table-cell>
          <table:table-cell office:value-type="float" office:value="93320" table:style-name="ce46">
            <text:p>93.320</text:p>
          </table:table-cell>
          <table:table-cell office:value-type="percentage" office:value="0.82350864807624424" table:style-name="ce47">
            <text:p>82,4%</text:p>
          </table:table-cell>
          <table:table-cell office:value-type="float" office:value="76654" table:style-name="ce46">
            <text:p>76.654</text:p>
          </table:table-cell>
          <table:table-cell office:value-type="percentage" office:value="0.90447197640117993" table:style-name="ce47">
            <text:p>90,4%</text:p>
          </table:table-cell>
          <table:table-cell office:value-type="float" office:value="897943" table:style-name="ce46">
            <text:p>897.94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179583968316727" table:style-name="ce47">
            <text:p>94,2%</text:p>
          </table:table-cell>
          <table:table-cell office:value-type="percentage" office:value="0.8439417022952348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14" table:style-name="ce46">
            <text:p>242.314</text:p>
          </table:table-cell>
          <table:table-cell office:value-type="percentage" office:value="1" table:style-name="ce47">
            <text:p>100,0%</text:p>
          </table:table-cell>
          <table:table-cell office:value-type="float" office:value="291324" table:style-name="ce46">
            <text:p>291.324</text:p>
          </table:table-cell>
          <table:table-cell office:value-type="percentage" office:value="1" table:style-name="ce47">
            <text:p>100,0%</text:p>
          </table:table-cell>
          <table:table-cell office:value-type="float" office:value="346001" table:style-name="ce46">
            <text:p>346.001</text:p>
          </table:table-cell>
          <table:table-cell office:value-type="percentage" office:value="0.99733085058239923" table:style-name="ce47">
            <text:p>99,7%</text:p>
          </table:table-cell>
          <table:table-cell office:value-type="float" office:value="390868" table:style-name="ce46">
            <text:p>390.868</text:p>
          </table:table-cell>
          <table:table-cell office:value-type="percentage" office:value="0.96299234519782506" table:style-name="ce47">
            <text:p>96,3%</text:p>
          </table:table-cell>
          <table:table-cell office:value-type="float" office:value="407926" table:style-name="ce46">
            <text:p>407.926</text:p>
          </table:table-cell>
          <table:table-cell office:value-type="percentage" office:value="0.92036704037037953" table:style-name="ce47">
            <text:p>92,0%</text:p>
          </table:table-cell>
          <table:table-cell office:value-type="float" office:value="263510" table:style-name="ce46">
            <text:p>263.510</text:p>
          </table:table-cell>
          <table:table-cell office:value-type="percentage" office:value="0.81479122347004407" table:style-name="ce47">
            <text:p>81,5%</text:p>
          </table:table-cell>
          <table:table-cell office:value-type="float" office:value="198752" table:style-name="ce46">
            <text:p>198.752</text:p>
          </table:table-cell>
          <table:table-cell office:value-type="percentage" office:value="0.86046904290829118" table:style-name="ce47">
            <text:p>86,0%</text:p>
          </table:table-cell>
          <table:table-cell office:value-type="float" office:value="168341" table:style-name="ce46">
            <text:p>168.341</text:p>
          </table:table-cell>
          <table:table-cell office:value-type="percentage" office:value="0.93519140922297461" table:style-name="ce47">
            <text:p>93,5%</text:p>
          </table:table-cell>
          <table:table-cell office:value-type="float" office:value="2309036" table:style-name="ce46">
            <text:p>2.309.036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073694121443208" table:style-name="ce47">
            <text:p>94,1%</text:p>
          </table:table-cell>
          <table:table-cell office:value-type="percentage" office:value="0.85462275600253013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4" table:style-name="ce46">
            <text:p>23.364</text:p>
          </table:table-cell>
          <table:table-cell office:value-type="percentage" office:value="1" table:style-name="ce47">
            <text:p>100,0%</text:p>
          </table:table-cell>
          <table:table-cell office:value-type="float" office:value="28665" table:style-name="ce46">
            <text:p>28.665</text:p>
          </table:table-cell>
          <table:table-cell office:value-type="percentage" office:value="1" table:style-name="ce47">
            <text:p>100,0%</text:p>
          </table:table-cell>
          <table:table-cell office:value-type="float" office:value="38058" table:style-name="ce46">
            <text:p>38.058</text:p>
          </table:table-cell>
          <table:table-cell office:value-type="percentage" office:value="1" table:style-name="ce47">
            <text:p>100,0%</text:p>
          </table:table-cell>
          <table:table-cell office:value-type="float" office:value="45403" table:style-name="ce46">
            <text:p>45.403</text:p>
          </table:table-cell>
          <table:table-cell office:value-type="percentage" office:value="0.95256377979187645" table:style-name="ce47">
            <text:p>95,3%</text:p>
          </table:table-cell>
          <table:table-cell office:value-type="float" office:value="47559" table:style-name="ce46">
            <text:p>47.559</text:p>
          </table:table-cell>
          <table:table-cell office:value-type="percentage" office:value="0.89823786050201149" table:style-name="ce47">
            <text:p>89,8%</text:p>
          </table:table-cell>
          <table:table-cell office:value-type="float" office:value="31189" table:style-name="ce46">
            <text:p>31.189</text:p>
          </table:table-cell>
          <table:table-cell office:value-type="percentage" office:value="0.79322973625982351" table:style-name="ce47">
            <text:p>79,3%</text:p>
          </table:table-cell>
          <table:table-cell office:value-type="float" office:value="24167" table:style-name="ce46">
            <text:p>24.167</text:p>
          </table:table-cell>
          <table:table-cell office:value-type="percentage" office:value="0.79345327992645609" table:style-name="ce47">
            <text:p>79,3%</text:p>
          </table:table-cell>
          <table:table-cell office:value-type="float" office:value="21989" table:style-name="ce46">
            <text:p>21.989</text:p>
          </table:table-cell>
          <table:table-cell office:value-type="percentage" office:value="0.86123296255679149" table:style-name="ce47">
            <text:p>86,1%</text:p>
          </table:table-cell>
          <table:table-cell office:value-type="float" office:value="260394" table:style-name="ce46">
            <text:p>260.394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697714547311338" table:style-name="ce47">
            <text:p>91,7%</text:p>
          </table:table-cell>
          <table:table-cell office:value-type="percentage" office:value="0.81394999906224796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908" table:style-name="ce46">
            <text:p>373.908</text:p>
          </table:table-cell>
          <table:table-cell office:value-type="percentage" office:value="1" table:style-name="ce47">
            <text:p>100,0%</text:p>
          </table:table-cell>
          <table:table-cell office:value-type="float" office:value="511045" table:style-name="ce46">
            <text:p>511.045</text:p>
          </table:table-cell>
          <table:table-cell office:value-type="percentage" office:value="0.97141884994896222" table:style-name="ce47">
            <text:p>97,1%</text:p>
          </table:table-cell>
          <table:table-cell office:value-type="float" office:value="688815" table:style-name="ce46">
            <text:p>688.815</text:p>
          </table:table-cell>
          <table:table-cell office:value-type="percentage" office:value="0.97937220878600584" table:style-name="ce47">
            <text:p>97,9%</text:p>
          </table:table-cell>
          <table:table-cell office:value-type="float" office:value="940315" table:style-name="ce46">
            <text:p>940.315</text:p>
          </table:table-cell>
          <table:table-cell office:value-type="percentage" office:value="0.96662359436791145" table:style-name="ce47">
            <text:p>96,7%</text:p>
          </table:table-cell>
          <table:table-cell office:value-type="float" office:value="1030323" table:style-name="ce46">
            <text:p>1.030.323</text:p>
          </table:table-cell>
          <table:table-cell office:value-type="percentage" office:value="0.8836609143795171" table:style-name="ce47">
            <text:p>88,4%</text:p>
          </table:table-cell>
          <table:table-cell office:value-type="float" office:value="744944" table:style-name="ce46">
            <text:p>744.944</text:p>
          </table:table-cell>
          <table:table-cell office:value-type="percentage" office:value="0.78444884377237689" table:style-name="ce47">
            <text:p>78,4%</text:p>
          </table:table-cell>
          <table:table-cell office:value-type="float" office:value="596717" table:style-name="ce46">
            <text:p>596.717</text:p>
          </table:table-cell>
          <table:table-cell office:value-type="percentage" office:value="0.80368631940469371" table:style-name="ce47">
            <text:p>80,4%</text:p>
          </table:table-cell>
          <table:table-cell office:value-type="float" office:value="451782" table:style-name="ce46">
            <text:p>451.782</text:p>
          </table:table-cell>
          <table:table-cell office:value-type="percentage" office:value="0.81616571100295909" table:style-name="ce47">
            <text:p>81,6%</text:p>
          </table:table-cell>
          <table:table-cell office:value-type="float" office:value="5337849" table:style-name="ce46">
            <text:p>5.337.849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292493380241378" table:style-name="ce47">
            <text:p>89,3%</text:p>
          </table:table-cell>
          <table:table-cell office:value-type="percentage" office:value="0.78730636848278324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74" table:style-name="ce46">
            <text:p>73.974</text:p>
          </table:table-cell>
          <table:table-cell office:value-type="percentage" office:value="1" table:style-name="ce47">
            <text:p>100,0%</text:p>
          </table:table-cell>
          <table:table-cell office:value-type="float" office:value="103314" table:style-name="ce46">
            <text:p>103.314</text:p>
          </table:table-cell>
          <table:table-cell office:value-type="percentage" office:value="1" table:style-name="ce47">
            <text:p>100,0%</text:p>
          </table:table-cell>
          <table:table-cell office:value-type="float" office:value="148315" table:style-name="ce46">
            <text:p>148.315</text:p>
          </table:table-cell>
          <table:table-cell office:value-type="percentage" office:value="1" table:style-name="ce47">
            <text:p>100,0%</text:p>
          </table:table-cell>
          <table:table-cell office:value-type="float" office:value="207453" table:style-name="ce46">
            <text:p>207.453</text:p>
          </table:table-cell>
          <table:table-cell office:value-type="percentage" office:value="0.97278857335784219" table:style-name="ce47">
            <text:p>97,3%</text:p>
          </table:table-cell>
          <table:table-cell office:value-type="float" office:value="231649" table:style-name="ce46">
            <text:p>231.649</text:p>
          </table:table-cell>
          <table:table-cell office:value-type="percentage" office:value="0.91144056626415959" table:style-name="ce47">
            <text:p>91,1%</text:p>
          </table:table-cell>
          <table:table-cell office:value-type="float" office:value="167115" table:style-name="ce46">
            <text:p>167.115</text:p>
          </table:table-cell>
          <table:table-cell office:value-type="percentage" office:value="0.79958182418434187" table:style-name="ce47">
            <text:p>80,0%</text:p>
          </table:table-cell>
          <table:table-cell office:value-type="float" office:value="140699" table:style-name="ce46">
            <text:p>140.699</text:p>
          </table:table-cell>
          <table:table-cell office:value-type="percentage" office:value="0.81683967302958527" table:style-name="ce47">
            <text:p>81,7%</text:p>
          </table:table-cell>
          <table:table-cell office:value-type="float" office:value="119011" table:style-name="ce46">
            <text:p>119.011</text:p>
          </table:table-cell>
          <table:table-cell office:value-type="percentage" office:value="0.83873172931906914" table:style-name="ce47">
            <text:p>83,9%</text:p>
          </table:table-cell>
          <table:table-cell office:value-type="float" office:value="1191530" table:style-name="ce46">
            <text:p>1.191.530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946977300847165" table:style-name="ce47">
            <text:p>90,9%</text:p>
          </table:table-cell>
          <table:table-cell office:value-type="percentage" office:value="0.78843951137170465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3" table:style-name="ce46">
            <text:p>42.513</text:p>
          </table:table-cell>
          <table:table-cell office:value-type="percentage" office:value="1" table:style-name="ce47">
            <text:p>100,0%</text:p>
          </table:table-cell>
          <table:table-cell office:value-type="float" office:value="55896" table:style-name="ce46">
            <text:p>55.896</text:p>
          </table:table-cell>
          <table:table-cell office:value-type="percentage" office:value="1" table:style-name="ce47">
            <text:p>100,0%</text:p>
          </table:table-cell>
          <table:table-cell office:value-type="float" office:value="72292" table:style-name="ce46">
            <text:p>72.292</text:p>
          </table:table-cell>
          <table:table-cell office:value-type="percentage" office:value="0.97898272032934297" table:style-name="ce47">
            <text:p>97,9%</text:p>
          </table:table-cell>
          <table:table-cell office:value-type="float" office:value="91895" table:style-name="ce46">
            <text:p>91.895</text:p>
          </table:table-cell>
          <table:table-cell office:value-type="percentage" office:value="0.95036920594866281" table:style-name="ce47">
            <text:p>95,0%</text:p>
          </table:table-cell>
          <table:table-cell office:value-type="float" office:value="95292" table:style-name="ce46">
            <text:p>95.292</text:p>
          </table:table-cell>
          <table:table-cell office:value-type="percentage" office:value="0.8823169941297383" table:style-name="ce47">
            <text:p>88,2%</text:p>
          </table:table-cell>
          <table:table-cell office:value-type="float" office:value="63983" table:style-name="ce46">
            <text:p>63.983</text:p>
          </table:table-cell>
          <table:table-cell office:value-type="percentage" office:value="0.78660208259057551" table:style-name="ce47">
            <text:p>78,7%</text:p>
          </table:table-cell>
          <table:table-cell office:value-type="float" office:value="56944" table:style-name="ce46">
            <text:p>56.944</text:p>
          </table:table-cell>
          <table:table-cell office:value-type="percentage" office:value="0.83585069062192674" table:style-name="ce47">
            <text:p>83,6%</text:p>
          </table:table-cell>
          <table:table-cell office:value-type="float" office:value="48828" table:style-name="ce46">
            <text:p>48.828</text:p>
          </table:table-cell>
          <table:table-cell office:value-type="percentage" office:value="0.86592892104703123" table:style-name="ce47">
            <text:p>86,6%</text:p>
          </table:table-cell>
          <table:table-cell office:value-type="float" office:value="527643" table:style-name="ce46">
            <text:p>527.643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761050925941855" table:style-name="ce47">
            <text:p>90,8%</text:p>
          </table:table-cell>
          <table:table-cell office:value-type="percentage" office:value="0.79801178771228543" table:style-name="ce47">
            <text:p>79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88" table:style-name="ce46">
            <text:p>164.188</text:p>
          </table:table-cell>
          <table:table-cell office:value-type="percentage" office:value="1" table:style-name="ce47">
            <text:p>100,0%</text:p>
          </table:table-cell>
          <table:table-cell office:value-type="float" office:value="213755" table:style-name="ce46">
            <text:p>213.755</text:p>
          </table:table-cell>
          <table:table-cell office:value-type="percentage" office:value="1" table:style-name="ce47">
            <text:p>100,0%</text:p>
          </table:table-cell>
          <table:table-cell office:value-type="float" office:value="278538" table:style-name="ce46">
            <text:p>278.538</text:p>
          </table:table-cell>
          <table:table-cell office:value-type="percentage" office:value="0.99435597014126142" table:style-name="ce47">
            <text:p>99,4%</text:p>
          </table:table-cell>
          <table:table-cell office:value-type="float" office:value="323851" table:style-name="ce46">
            <text:p>323.851</text:p>
          </table:table-cell>
          <table:table-cell office:value-type="percentage" office:value="0.95256737955802895" table:style-name="ce47">
            <text:p>95,3%</text:p>
          </table:table-cell>
          <table:table-cell office:value-type="float" office:value="320376" table:style-name="ce46">
            <text:p>320.376</text:p>
          </table:table-cell>
          <table:table-cell office:value-type="percentage" office:value="0.88469153598263617" table:style-name="ce47">
            <text:p>88,5%</text:p>
          </table:table-cell>
          <table:table-cell office:value-type="float" office:value="202678" table:style-name="ce46">
            <text:p>202.678</text:p>
          </table:table-cell>
          <table:table-cell office:value-type="percentage" office:value="0.77790614217230936" table:style-name="ce47">
            <text:p>77,8%</text:p>
          </table:table-cell>
          <table:table-cell office:value-type="float" office:value="163351" table:style-name="ce46">
            <text:p>163.351</text:p>
          </table:table-cell>
          <table:table-cell office:value-type="percentage" office:value="0.81053817221907964" table:style-name="ce47">
            <text:p>81,1%</text:p>
          </table:table-cell>
          <table:table-cell office:value-type="float" office:value="145839" table:style-name="ce46">
            <text:p>145.839</text:p>
          </table:table-cell>
          <table:table-cell office:value-type="percentage" office:value="0.86496921817728911" table:style-name="ce47">
            <text:p>86,5%</text:p>
          </table:table-cell>
          <table:table-cell office:value-type="float" office:value="1812576" table:style-name="ce46">
            <text:p>1.812.57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362302243562443" table:style-name="ce47">
            <text:p>91,4%</text:p>
          </table:table-cell>
          <table:table-cell office:value-type="percentage" office:value="0.81629035570302955" table:style-name="ce47">
            <text:p>81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0" table:style-name="ce46">
            <text:p>2.400</text:p>
          </table:table-cell>
          <table:table-cell office:value-type="percentage" office:value="0.92130518234165071" table:style-name="ce47">
            <text:p>92,1%</text:p>
          </table:table-cell>
          <table:table-cell office:value-type="float" office:value="3894" table:style-name="ce46">
            <text:p>3.894</text:p>
          </table:table-cell>
          <table:table-cell office:value-type="percentage" office:value="0.90180639184807776" table:style-name="ce47">
            <text:p>90,2%</text:p>
          </table:table-cell>
          <table:table-cell office:value-type="float" office:value="7665" table:style-name="ce46">
            <text:p>7.665</text:p>
          </table:table-cell>
          <table:table-cell office:value-type="percentage" office:value="0.97556319205803743" table:style-name="ce47">
            <text:p>97,6%</text:p>
          </table:table-cell>
          <table:table-cell office:value-type="float" office:value="10597" table:style-name="ce46">
            <text:p>10.597</text:p>
          </table:table-cell>
          <table:table-cell office:value-type="percentage" office:value="0.91701280719972311" table:style-name="ce47">
            <text:p>91,7%</text:p>
          </table:table-cell>
          <table:table-cell office:value-type="float" office:value="11166" table:style-name="ce46">
            <text:p>11.166</text:p>
          </table:table-cell>
          <table:table-cell office:value-type="percentage" office:value="0.88324632178452778" table:style-name="ce47">
            <text:p>88,3%</text:p>
          </table:table-cell>
          <table:table-cell office:value-type="float" office:value="9251" table:style-name="ce46">
            <text:p>9.251</text:p>
          </table:table-cell>
          <table:table-cell office:value-type="percentage" office:value="0.77778711955607871" table:style-name="ce47">
            <text:p>77,8%</text:p>
          </table:table-cell>
          <table:table-cell office:value-type="float" office:value="9228" table:style-name="ce46">
            <text:p>9.228</text:p>
          </table:table-cell>
          <table:table-cell office:value-type="percentage" office:value="0.84143339108233794" table:style-name="ce47">
            <text:p>84,1%</text:p>
          </table:table-cell>
          <table:table-cell office:value-type="float" office:value="8527" table:style-name="ce46">
            <text:p>8.527</text:p>
          </table:table-cell>
          <table:table-cell office:value-type="percentage" office:value="0.93436335744028054" table:style-name="ce47">
            <text:p>93,4%</text:p>
          </table:table-cell>
          <table:table-cell office:value-type="float" office:value="62728" table:style-name="ce46">
            <text:p>62.72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39286972451208" table:style-name="ce47">
            <text:p>88,4%</text:p>
          </table:table-cell>
          <table:table-cell office:value-type="percentage" office:value="0.74497042825586091" table:style-name="ce47">
            <text:p>74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2" table:style-name="ce46">
            <text:p>2.012</text:p>
          </table:table-cell>
          <table:table-cell office:value-type="percentage" office:value="0.85653469561515538" table:style-name="ce47">
            <text:p>85,7%</text:p>
          </table:table-cell>
          <table:table-cell office:value-type="float" office:value="3316" table:style-name="ce46">
            <text:p>3.316</text:p>
          </table:table-cell>
          <table:table-cell office:value-type="percentage" office:value="0.8847385272145144" table:style-name="ce47">
            <text:p>88,5%</text:p>
          </table:table-cell>
          <table:table-cell office:value-type="float" office:value="7183" table:style-name="ce46">
            <text:p>7.183</text:p>
          </table:table-cell>
          <table:table-cell office:value-type="percentage" office:value="0.91772071036156888" table:style-name="ce47">
            <text:p>91,8%</text:p>
          </table:table-cell>
          <table:table-cell office:value-type="float" office:value="9703" table:style-name="ce46">
            <text:p>9.703</text:p>
          </table:table-cell>
          <table:table-cell office:value-type="percentage" office:value="0.85874856181963011" table:style-name="ce47">
            <text:p>85,9%</text:p>
          </table:table-cell>
          <table:table-cell office:value-type="float" office:value="10093" table:style-name="ce46">
            <text:p>10.093</text:p>
          </table:table-cell>
          <table:table-cell office:value-type="percentage" office:value="0.8409431761373104" table:style-name="ce47">
            <text:p>84,1%</text:p>
          </table:table-cell>
          <table:table-cell office:value-type="float" office:value="8658" table:style-name="ce46">
            <text:p>8.658</text:p>
          </table:table-cell>
          <table:table-cell office:value-type="percentage" office:value="0.71359103272067914" table:style-name="ce47">
            <text:p>71,4%</text:p>
          </table:table-cell>
          <table:table-cell office:value-type="float" office:value="8747" table:style-name="ce46">
            <text:p>8.747</text:p>
          </table:table-cell>
          <table:table-cell office:value-type="percentage" office:value="0.72922050854522713" table:style-name="ce47">
            <text:p>72,9%</text:p>
          </table:table-cell>
          <table:table-cell office:value-type="float" office:value="7980" table:style-name="ce46">
            <text:p>7.980</text:p>
          </table:table-cell>
          <table:table-cell office:value-type="percentage" office:value="0.8335074159181115" table:style-name="ce47">
            <text:p>83,4%</text:p>
          </table:table-cell>
          <table:table-cell office:value-type="float" office:value="57692" table:style-name="ce46">
            <text:p>57.692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339969264173018" table:style-name="ce47">
            <text:p>81,3%</text:p>
          </table:table-cell>
          <table:table-cell office:value-type="percentage" office:value="0.66254765951582528" table:style-name="ce47">
            <text:p>66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7" table:style-name="ce46">
            <text:p>3.537</text:p>
          </table:table-cell>
          <table:table-cell office:value-type="string" table:style-name="ce47">
            <text:p>-</text:p>
          </table:table-cell>
          <table:table-cell office:value-type="float" office:value="9525" table:style-name="ce46">
            <text:p>9.525</text:p>
          </table:table-cell>
          <table:table-cell office:value-type="string" table:style-name="ce47">
            <text:p>-</text:p>
          </table:table-cell>
          <table:table-cell office:value-type="float" office:value="22113" table:style-name="ce46">
            <text:p>22.113</text:p>
          </table:table-cell>
          <table:table-cell office:value-type="string" table:style-name="ce47">
            <text:p>-</text:p>
          </table:table-cell>
          <table:table-cell office:value-type="float" office:value="31867" table:style-name="ce46">
            <text:p>31.867</text:p>
          </table:table-cell>
          <table:table-cell office:value-type="string" table:style-name="ce47">
            <text:p>-</text:p>
          </table:table-cell>
          <table:table-cell office:value-type="float" office:value="24591" table:style-name="ce46">
            <text:p>24.591</text:p>
          </table:table-cell>
          <table:table-cell office:value-type="string" table:style-name="ce47">
            <text:p>-</text:p>
          </table:table-cell>
          <table:table-cell office:value-type="float" office:value="1179" table:style-name="ce46">
            <text:p>1.179</text:p>
          </table:table-cell>
          <table:table-cell office:value-type="string" table:style-name="ce47">
            <text:p>-</text:p>
          </table:table-cell>
          <table:table-cell office:value-type="float" office:value="92862" table:style-name="ce46">
            <text:p>92.86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7" table:style-name="ce49">
            <text:p>37</text:p>
          </table:table-cell>
          <table:table-cell office:value-type="string" table:style-name="ce50">
            <text:p>-</text:p>
          </table:table-cell>
          <table:table-cell office:value-type="float" office:value="226" table:style-name="ce49">
            <text:p>226</text:p>
          </table:table-cell>
          <table:table-cell office:value-type="string" table:style-name="ce50">
            <text:p>-</text:p>
          </table:table-cell>
          <table:table-cell office:value-type="float" office:value="696" table:style-name="ce49">
            <text:p>696</text:p>
          </table:table-cell>
          <table:table-cell office:value-type="string" table:style-name="ce50">
            <text:p>-</text:p>
          </table:table-cell>
          <table:table-cell office:value-type="float" office:value="1328" table:style-name="ce49">
            <text:p>1.328</text:p>
          </table:table-cell>
          <table:table-cell office:value-type="string" table:style-name="ce50">
            <text:p>-</text:p>
          </table:table-cell>
          <table:table-cell office:value-type="float" office:value="1550" table:style-name="ce49">
            <text:p>1.550</text:p>
          </table:table-cell>
          <table:table-cell office:value-type="string" table:style-name="ce50">
            <text:p>-</text:p>
          </table:table-cell>
          <table:table-cell office:value-type="float" office:value="1289" table:style-name="ce49">
            <text:p>1.289</text:p>
          </table:table-cell>
          <table:table-cell office:value-type="string" table:style-name="ce50">
            <text:p>-</text:p>
          </table:table-cell>
          <table:table-cell office:value-type="float" office:value="171" table:style-name="ce49">
            <text:p>171</text:p>
          </table:table-cell>
          <table:table-cell office:value-type="string" table:style-name="ce50">
            <text:p>-</text:p>
          </table:table-cell>
          <table:table-cell office:value-type="float" office:value="5324" table:style-name="ce49">
            <text:p>5.32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7645" table:style-name="ce53">
            <text:p>2.937.645</text:p>
          </table:table-cell>
          <table:table-cell office:value-type="percentage" office:value="1" table:style-name="ce54">
            <text:p>100,0%</text:p>
          </table:table-cell>
          <table:table-cell office:value-type="float" office:value="3942914" table:style-name="ce53">
            <text:p>3.942.914</text:p>
          </table:table-cell>
          <table:table-cell office:value-type="percentage" office:value="0.99567403905763696" table:style-name="ce54">
            <text:p>99,6%</text:p>
          </table:table-cell>
          <table:table-cell office:value-type="float" office:value="5279849" table:style-name="ce53">
            <text:p>5.279.849</text:p>
          </table:table-cell>
          <table:table-cell office:value-type="percentage" office:value="0.9892941446726673" table:style-name="ce54">
            <text:p>98,9%</text:p>
          </table:table-cell>
          <table:table-cell office:value-type="float" office:value="6681964" table:style-name="ce53">
            <text:p>6.681.964</text:p>
          </table:table-cell>
          <table:table-cell office:value-type="percentage" office:value="0.95004596700328414" table:style-name="ce54">
            <text:p>95,0%</text:p>
          </table:table-cell>
          <table:table-cell office:value-type="float" office:value="6975852" table:style-name="ce53">
            <text:p>6.975.852</text:p>
          </table:table-cell>
          <table:table-cell office:value-type="percentage" office:value="0.88394380096549086" table:style-name="ce54">
            <text:p>88,4%</text:p>
          </table:table-cell>
          <table:table-cell office:value-type="float" office:value="4900699" table:style-name="ce53">
            <text:p>4.900.699</text:p>
          </table:table-cell>
          <table:table-cell office:value-type="percentage" office:value="0.78657817158857946" table:style-name="ce54">
            <text:p>78,7%</text:p>
          </table:table-cell>
          <table:table-cell office:value-type="float" office:value="3990865" table:style-name="ce53">
            <text:p>3.990.865</text:p>
          </table:table-cell>
          <table:table-cell office:value-type="percentage" office:value="0.80710931432824229" table:style-name="ce54">
            <text:p>80,7%</text:p>
          </table:table-cell>
          <table:table-cell office:value-type="float" office:value="3327743" table:style-name="ce53">
            <text:p>3.327.743</text:p>
          </table:table-cell>
          <table:table-cell office:value-type="percentage" office:value="0.85574998855654583" table:style-name="ce54">
            <text:p>85,6%</text:p>
          </table:table-cell>
          <table:table-cell office:value-type="float" office:value="38037531" table:style-name="ce53">
            <text:p>38.037.531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30789941278724" table:style-name="ce54">
            <text:p>90,3%</text:p>
          </table:table-cell>
          <table:table-cell office:value-type="percentage" office:value="0.80162052079422486" table:style-name="ce54">
            <text:p>80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609" table:style-name="ce43">
            <text:p>428.609</text:p>
          </table:table-cell>
          <table:table-cell office:value-type="percentage" office:value="1" table:style-name="ce44">
            <text:p>100,0%</text:p>
          </table:table-cell>
          <table:table-cell office:value-type="float" office:value="649330" table:style-name="ce43">
            <text:p>649.330</text:p>
          </table:table-cell>
          <table:table-cell office:value-type="percentage" office:value="0.99838402413354632" table:style-name="ce44">
            <text:p>99,8%</text:p>
          </table:table-cell>
          <table:table-cell office:value-type="float" office:value="921416" table:style-name="ce43">
            <text:p>921.416</text:p>
          </table:table-cell>
          <table:table-cell office:value-type="percentage" office:value="1.0057512604418286" table:style-name="ce44">
            <text:p>100,6%</text:p>
          </table:table-cell>
          <table:table-cell office:value-type="float" office:value="1206081" table:style-name="ce43">
            <text:p>1.206.081</text:p>
          </table:table-cell>
          <table:table-cell office:value-type="percentage" office:value="0.95340788809039534" table:style-name="ce44">
            <text:p>95,3%</text:p>
          </table:table-cell>
          <table:table-cell office:value-type="float" office:value="1237125" table:style-name="ce43">
            <text:p>1.237.125</text:p>
          </table:table-cell>
          <table:table-cell office:value-type="percentage" office:value="0.89315753071588333" table:style-name="ce44">
            <text:p>89,3%</text:p>
          </table:table-cell>
          <table:table-cell office:value-type="float" office:value="907405" table:style-name="ce43">
            <text:p>907.405</text:p>
          </table:table-cell>
          <table:table-cell office:value-type="percentage" office:value="0.79581781362670434" table:style-name="ce44">
            <text:p>79,6%</text:p>
          </table:table-cell>
          <table:table-cell office:value-type="float" office:value="741770" table:style-name="ce43">
            <text:p>741.770</text:p>
          </table:table-cell>
          <table:table-cell office:value-type="percentage" office:value="0.79874272078839459" table:style-name="ce44">
            <text:p>79,9%</text:p>
          </table:table-cell>
          <table:table-cell office:value-type="float" office:value="650265" table:style-name="ce43">
            <text:p>650.265</text:p>
          </table:table-cell>
          <table:table-cell office:value-type="percentage" office:value="0.86367240575529247" table:style-name="ce44">
            <text:p>86,4%</text:p>
          </table:table-cell>
          <table:table-cell office:value-type="float" office:value="6742001" table:style-name="ce43">
            <text:p>6.742.00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472673351695354" table:style-name="ce44">
            <text:p>90,5%</text:p>
          </table:table-cell>
          <table:table-cell office:value-type="percentage" office:value="0.79651153517947082" table:style-name="ce44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31" table:style-name="ce46">
            <text:p>99.931</text:p>
          </table:table-cell>
          <table:table-cell office:value-type="percentage" office:value="1" table:style-name="ce47">
            <text:p>100,0%</text:p>
          </table:table-cell>
          <table:table-cell office:value-type="float" office:value="118532" table:style-name="ce46">
            <text:p>118.532</text:p>
          </table:table-cell>
          <table:table-cell office:value-type="percentage" office:value="0.99644403345803034" table:style-name="ce47">
            <text:p>99,6%</text:p>
          </table:table-cell>
          <table:table-cell office:value-type="float" office:value="152570" table:style-name="ce46">
            <text:p>152.570</text:p>
          </table:table-cell>
          <table:table-cell office:value-type="percentage" office:value="0.97571738282374154" table:style-name="ce47">
            <text:p>97,6%</text:p>
          </table:table-cell>
          <table:table-cell office:value-type="float" office:value="184041" table:style-name="ce46">
            <text:p>184.041</text:p>
          </table:table-cell>
          <table:table-cell office:value-type="percentage" office:value="0.9282529531034065" table:style-name="ce47">
            <text:p>92,8%</text:p>
          </table:table-cell>
          <table:table-cell office:value-type="float" office:value="185278" table:style-name="ce46">
            <text:p>185.278</text:p>
          </table:table-cell>
          <table:table-cell office:value-type="percentage" office:value="0.86198666623244302" table:style-name="ce47">
            <text:p>86,2%</text:p>
          </table:table-cell>
          <table:table-cell office:value-type="float" office:value="122210" table:style-name="ce46">
            <text:p>122.210</text:p>
          </table:table-cell>
          <table:table-cell office:value-type="percentage" office:value="0.74388566280754298" table:style-name="ce47">
            <text:p>74,4%</text:p>
          </table:table-cell>
          <table:table-cell office:value-type="float" office:value="100285" table:style-name="ce46">
            <text:p>100.285</text:p>
          </table:table-cell>
          <table:table-cell office:value-type="percentage" office:value="0.76905085083703351" table:style-name="ce47">
            <text:p>76,9%</text:p>
          </table:table-cell>
          <table:table-cell office:value-type="float" office:value="85290" table:style-name="ce46">
            <text:p>85.290</text:p>
          </table:table-cell>
          <table:table-cell office:value-type="percentage" office:value="0.82718288413232599" table:style-name="ce47">
            <text:p>82,7%</text:p>
          </table:table-cell>
          <table:table-cell office:value-type="float" office:value="1048137" table:style-name="ce46">
            <text:p>1.048.13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440378893863481" table:style-name="ce47">
            <text:p>88,4%</text:p>
          </table:table-cell>
          <table:table-cell office:value-type="percentage" office:value="0.78843395208783573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82" table:style-name="ce46">
            <text:p>88.182</text:p>
          </table:table-cell>
          <table:table-cell office:value-type="percentage" office:value="1" table:style-name="ce47">
            <text:p>100,0%</text:p>
          </table:table-cell>
          <table:table-cell office:value-type="float" office:value="113951" table:style-name="ce46">
            <text:p>113.951</text:p>
          </table:table-cell>
          <table:table-cell office:value-type="percentage" office:value="1" table:style-name="ce47">
            <text:p>100,0%</text:p>
          </table:table-cell>
          <table:table-cell office:value-type="float" office:value="147406" table:style-name="ce46">
            <text:p>147.406</text:p>
          </table:table-cell>
          <table:table-cell office:value-type="percentage" office:value="0.98499184775345472" table:style-name="ce47">
            <text:p>98,5%</text:p>
          </table:table-cell>
          <table:table-cell office:value-type="float" office:value="152469" table:style-name="ce46">
            <text:p>152.469</text:p>
          </table:table-cell>
          <table:table-cell office:value-type="percentage" office:value="0.93743428940330165" table:style-name="ce47">
            <text:p>93,7%</text:p>
          </table:table-cell>
          <table:table-cell office:value-type="float" office:value="149777" table:style-name="ce46">
            <text:p>149.777</text:p>
          </table:table-cell>
          <table:table-cell office:value-type="percentage" office:value="0.89690585832939107" table:style-name="ce47">
            <text:p>89,7%</text:p>
          </table:table-cell>
          <table:table-cell office:value-type="float" office:value="89404" table:style-name="ce46">
            <text:p>89.404</text:p>
          </table:table-cell>
          <table:table-cell office:value-type="percentage" office:value="0.78115525421359355" table:style-name="ce47">
            <text:p>78,1%</text:p>
          </table:table-cell>
          <table:table-cell office:value-type="float" office:value="65023" table:style-name="ce46">
            <text:p>65.023</text:p>
          </table:table-cell>
          <table:table-cell office:value-type="percentage" office:value="0.82192109820378956" table:style-name="ce47">
            <text:p>82,2%</text:p>
          </table:table-cell>
          <table:table-cell office:value-type="float" office:value="59508" table:style-name="ce46">
            <text:p>59.508</text:p>
          </table:table-cell>
          <table:table-cell office:value-type="percentage" office:value="0.92981250000000004" table:style-name="ce47">
            <text:p>93,0%</text:p>
          </table:table-cell>
          <table:table-cell office:value-type="float" office:value="865720" table:style-name="ce46">
            <text:p>865.72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696752529908655" table:style-name="ce47">
            <text:p>92,7%</text:p>
          </table:table-cell>
          <table:table-cell office:value-type="percentage" office:value="0.84975814304111563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73" table:style-name="ce46">
            <text:p>50.873</text:p>
          </table:table-cell>
          <table:table-cell office:value-type="percentage" office:value="1" table:style-name="ce47">
            <text:p>100,0%</text:p>
          </table:table-cell>
          <table:table-cell office:value-type="float" office:value="78801" table:style-name="ce46">
            <text:p>78.801</text:p>
          </table:table-cell>
          <table:table-cell office:value-type="percentage" office:value="0.9786998857369964" table:style-name="ce47">
            <text:p>97,9%</text:p>
          </table:table-cell>
          <table:table-cell office:value-type="float" office:value="109332" table:style-name="ce46">
            <text:p>109.332</text:p>
          </table:table-cell>
          <table:table-cell office:value-type="percentage" office:value="0.9326202113775367" table:style-name="ce47">
            <text:p>93,3%</text:p>
          </table:table-cell>
          <table:table-cell office:value-type="float" office:value="148525" table:style-name="ce46">
            <text:p>148.525</text:p>
          </table:table-cell>
          <table:table-cell office:value-type="percentage" office:value="0.89582441178067151" table:style-name="ce47">
            <text:p>89,6%</text:p>
          </table:table-cell>
          <table:table-cell office:value-type="float" office:value="164961" table:style-name="ce46">
            <text:p>164.961</text:p>
          </table:table-cell>
          <table:table-cell office:value-type="percentage" office:value="0.80011349746813343" table:style-name="ce47">
            <text:p>80,0%</text:p>
          </table:table-cell>
          <table:table-cell office:value-type="float" office:value="122605" table:style-name="ce46">
            <text:p>122.605</text:p>
          </table:table-cell>
          <table:table-cell office:value-type="percentage" office:value="0.67296239578015993" table:style-name="ce47">
            <text:p>67,3%</text:p>
          </table:table-cell>
          <table:table-cell office:value-type="float" office:value="93227" table:style-name="ce46">
            <text:p>93.227</text:p>
          </table:table-cell>
          <table:table-cell office:value-type="percentage" office:value="0.67584202055936549" table:style-name="ce47">
            <text:p>67,6%</text:p>
          </table:table-cell>
          <table:table-cell office:value-type="float" office:value="72294" table:style-name="ce46">
            <text:p>72.294</text:p>
          </table:table-cell>
          <table:table-cell office:value-type="percentage" office:value="0.75716380393799754" table:style-name="ce47">
            <text:p>75,7%</text:p>
          </table:table-cell>
          <table:table-cell office:value-type="float" office:value="840618" table:style-name="ce46">
            <text:p>840.618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229568630558324" table:style-name="ce47">
            <text:p>81,2%</text:p>
          </table:table-cell>
          <table:table-cell office:value-type="percentage" office:value="0.71753064121419363" table:style-name="ce47">
            <text:p>7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973" table:style-name="ce46">
            <text:p>91.973</text:p>
          </table:table-cell>
          <table:table-cell office:value-type="percentage" office:value="1" table:style-name="ce47">
            <text:p>100,0%</text:p>
          </table:table-cell>
          <table:table-cell office:value-type="float" office:value="150303" table:style-name="ce46">
            <text:p>150.303</text:p>
          </table:table-cell>
          <table:table-cell office:value-type="percentage" office:value="0.97263979395719957" table:style-name="ce47">
            <text:p>97,3%</text:p>
          </table:table-cell>
          <table:table-cell office:value-type="float" office:value="220958" table:style-name="ce46">
            <text:p>220.958</text:p>
          </table:table-cell>
          <table:table-cell office:value-type="percentage" office:value="0.93987885593725007" table:style-name="ce47">
            <text:p>94,0%</text:p>
          </table:table-cell>
          <table:table-cell office:value-type="float" office:value="318300" table:style-name="ce46">
            <text:p>318.300</text:p>
          </table:table-cell>
          <table:table-cell office:value-type="percentage" office:value="0.90810015063678273" table:style-name="ce47">
            <text:p>90,8%</text:p>
          </table:table-cell>
          <table:table-cell office:value-type="float" office:value="313755" table:style-name="ce46">
            <text:p>313.755</text:p>
          </table:table-cell>
          <table:table-cell office:value-type="percentage" office:value="0.80880533300337176" table:style-name="ce47">
            <text:p>80,9%</text:p>
          </table:table-cell>
          <table:table-cell office:value-type="float" office:value="222118" table:style-name="ce46">
            <text:p>222.118</text:p>
          </table:table-cell>
          <table:table-cell office:value-type="percentage" office:value="0.71435738774144997" table:style-name="ce47">
            <text:p>71,4%</text:p>
          </table:table-cell>
          <table:table-cell office:value-type="float" office:value="178227" table:style-name="ce46">
            <text:p>178.227</text:p>
          </table:table-cell>
          <table:table-cell office:value-type="percentage" office:value="0.70795795795795791" table:style-name="ce47">
            <text:p>70,8%</text:p>
          </table:table-cell>
          <table:table-cell office:value-type="float" office:value="144162" table:style-name="ce46">
            <text:p>144.162</text:p>
          </table:table-cell>
          <table:table-cell office:value-type="percentage" office:value="0.80180425702319835" table:style-name="ce47">
            <text:p>80,2%</text:p>
          </table:table-cell>
          <table:table-cell office:value-type="float" office:value="1639796" table:style-name="ce46">
            <text:p>1.639.796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630035893988808" table:style-name="ce47">
            <text:p>83,6%</text:p>
          </table:table-cell>
          <table:table-cell office:value-type="percentage" office:value="0.75359934410317875" table:style-name="ce47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64" table:style-name="ce46">
            <text:p>41.864</text:p>
          </table:table-cell>
          <table:table-cell office:value-type="percentage" office:value="1" table:style-name="ce47">
            <text:p>100,0%</text:p>
          </table:table-cell>
          <table:table-cell office:value-type="float" office:value="55705" table:style-name="ce46">
            <text:p>55.705</text:p>
          </table:table-cell>
          <table:table-cell office:value-type="percentage" office:value="1" table:style-name="ce47">
            <text:p>100,0%</text:p>
          </table:table-cell>
          <table:table-cell office:value-type="float" office:value="76274" table:style-name="ce46">
            <text:p>76.274</text:p>
          </table:table-cell>
          <table:table-cell office:value-type="percentage" office:value="0.98615295106341716" table:style-name="ce47">
            <text:p>98,6%</text:p>
          </table:table-cell>
          <table:table-cell office:value-type="float" office:value="83757" table:style-name="ce46">
            <text:p>83.757</text:p>
          </table:table-cell>
          <table:table-cell office:value-type="percentage" office:value="0.93100573562758437" table:style-name="ce47">
            <text:p>93,1%</text:p>
          </table:table-cell>
          <table:table-cell office:value-type="float" office:value="87120" table:style-name="ce46">
            <text:p>87.120</text:p>
          </table:table-cell>
          <table:table-cell office:value-type="percentage" office:value="0.89107999468134069" table:style-name="ce47">
            <text:p>89,1%</text:p>
          </table:table-cell>
          <table:table-cell office:value-type="float" office:value="53744" table:style-name="ce46">
            <text:p>53.744</text:p>
          </table:table-cell>
          <table:table-cell office:value-type="percentage" office:value="0.76261830772068739" table:style-name="ce47">
            <text:p>76,3%</text:p>
          </table:table-cell>
          <table:table-cell office:value-type="float" office:value="40126" table:style-name="ce46">
            <text:p>40.126</text:p>
          </table:table-cell>
          <table:table-cell office:value-type="percentage" office:value="0.79449559449559448" table:style-name="ce47">
            <text:p>79,4%</text:p>
          </table:table-cell>
          <table:table-cell office:value-type="float" office:value="38253" table:style-name="ce46">
            <text:p>38.253</text:p>
          </table:table-cell>
          <table:table-cell office:value-type="percentage" office:value="0.87011805381798335" table:style-name="ce47">
            <text:p>87,0%</text:p>
          </table:table-cell>
          <table:table-cell office:value-type="float" office:value="476843" table:style-name="ce46">
            <text:p>476.843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978522381025972" table:style-name="ce47">
            <text:p>91,0%</text:p>
          </table:table-cell>
          <table:table-cell office:value-type="percentage" office:value="0.81804582221802868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91" table:style-name="ce46">
            <text:p>226.891</text:p>
          </table:table-cell>
          <table:table-cell office:value-type="percentage" office:value="1" table:style-name="ce47">
            <text:p>100,0%</text:p>
          </table:table-cell>
          <table:table-cell office:value-type="float" office:value="249103" table:style-name="ce46">
            <text:p>249.103</text:p>
          </table:table-cell>
          <table:table-cell office:value-type="percentage" office:value="1" table:style-name="ce47">
            <text:p>100,0%</text:p>
          </table:table-cell>
          <table:table-cell office:value-type="float" office:value="317949" table:style-name="ce46">
            <text:p>317.949</text:p>
          </table:table-cell>
          <table:table-cell office:value-type="percentage" office:value="0.99803499960762776" table:style-name="ce47">
            <text:p>99,8%</text:p>
          </table:table-cell>
          <table:table-cell office:value-type="float" office:value="348764" table:style-name="ce46">
            <text:p>348.764</text:p>
          </table:table-cell>
          <table:table-cell office:value-type="percentage" office:value="0.91497081393060931" table:style-name="ce47">
            <text:p>91,5%</text:p>
          </table:table-cell>
          <table:table-cell office:value-type="float" office:value="315538" table:style-name="ce46">
            <text:p>315.538</text:p>
          </table:table-cell>
          <table:table-cell office:value-type="percentage" office:value="0.86852093970630739" table:style-name="ce47">
            <text:p>86,9%</text:p>
          </table:table-cell>
          <table:table-cell office:value-type="float" office:value="205970" table:style-name="ce46">
            <text:p>205.970</text:p>
          </table:table-cell>
          <table:table-cell office:value-type="percentage" office:value="0.76916757225066568" table:style-name="ce47">
            <text:p>76,9%</text:p>
          </table:table-cell>
          <table:table-cell office:value-type="float" office:value="165331" table:style-name="ce46">
            <text:p>165.331</text:p>
          </table:table-cell>
          <table:table-cell office:value-type="percentage" office:value="0.78353696103428339" table:style-name="ce47">
            <text:p>78,4%</text:p>
          </table:table-cell>
          <table:table-cell office:value-type="float" office:value="133444" table:style-name="ce46">
            <text:p>133.444</text:p>
          </table:table-cell>
          <table:table-cell office:value-type="percentage" office:value="0.80707866119921134" table:style-name="ce47">
            <text:p>80,7%</text:p>
          </table:table-cell>
          <table:table-cell office:value-type="float" office:value="1962990" table:style-name="ce46">
            <text:p>1.962.990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200450039586388" table:style-name="ce47">
            <text:p>90,2%</text:p>
          </table:table-cell>
          <table:table-cell office:value-type="percentage" office:value="0.81964810486204542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238" table:style-name="ce46">
            <text:p>136.238</text:p>
          </table:table-cell>
          <table:table-cell office:value-type="percentage" office:value="1" table:style-name="ce47">
            <text:p>100,0%</text:p>
          </table:table-cell>
          <table:table-cell office:value-type="float" office:value="157167" table:style-name="ce46">
            <text:p>157.167</text:p>
          </table:table-cell>
          <table:table-cell office:value-type="percentage" office:value="0.98784419959648273" table:style-name="ce47">
            <text:p>98,8%</text:p>
          </table:table-cell>
          <table:table-cell office:value-type="float" office:value="216606" table:style-name="ce46">
            <text:p>216.606</text:p>
          </table:table-cell>
          <table:table-cell office:value-type="percentage" office:value="0.99158594422369117" table:style-name="ce47">
            <text:p>99,2%</text:p>
          </table:table-cell>
          <table:table-cell office:value-type="float" office:value="277805" table:style-name="ce46">
            <text:p>277.805</text:p>
          </table:table-cell>
          <table:table-cell office:value-type="percentage" office:value="0.90349553463987664" table:style-name="ce47">
            <text:p>90,3%</text:p>
          </table:table-cell>
          <table:table-cell office:value-type="float" office:value="276334" table:style-name="ce46">
            <text:p>276.334</text:p>
          </table:table-cell>
          <table:table-cell office:value-type="percentage" office:value="0.83584337804933384" table:style-name="ce47">
            <text:p>83,6%</text:p>
          </table:table-cell>
          <table:table-cell office:value-type="float" office:value="194754" table:style-name="ce46">
            <text:p>194.754</text:p>
          </table:table-cell>
          <table:table-cell office:value-type="percentage" office:value="0.73243049104741986" table:style-name="ce47">
            <text:p>73,2%</text:p>
          </table:table-cell>
          <table:table-cell office:value-type="float" office:value="161378" table:style-name="ce46">
            <text:p>161.378</text:p>
          </table:table-cell>
          <table:table-cell office:value-type="percentage" office:value="0.73996395966784201" table:style-name="ce47">
            <text:p>74,0%</text:p>
          </table:table-cell>
          <table:table-cell office:value-type="float" office:value="141168" table:style-name="ce46">
            <text:p>141.168</text:p>
          </table:table-cell>
          <table:table-cell office:value-type="percentage" office:value="0.81144092152760217" table:style-name="ce47">
            <text:p>81,1%</text:p>
          </table:table-cell>
          <table:table-cell office:value-type="float" office:value="1561450" table:style-name="ce46">
            <text:p>1.561.45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325951578519045" table:style-name="ce47">
            <text:p>86,3%</text:p>
          </table:table-cell>
          <table:table-cell office:value-type="percentage" office:value="0.76346272603303023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170" table:style-name="ce46">
            <text:p>453.170</text:p>
          </table:table-cell>
          <table:table-cell office:value-type="percentage" office:value="1" table:style-name="ce47">
            <text:p>100,0%</text:p>
          </table:table-cell>
          <table:table-cell office:value-type="float" office:value="614356" table:style-name="ce46">
            <text:p>614.356</text:p>
          </table:table-cell>
          <table:table-cell office:value-type="percentage" office:value="0.96704507533543627" table:style-name="ce47">
            <text:p>96,7%</text:p>
          </table:table-cell>
          <table:table-cell office:value-type="float" office:value="787936" table:style-name="ce46">
            <text:p>787.936</text:p>
          </table:table-cell>
          <table:table-cell office:value-type="percentage" office:value="0.94072475118913446" table:style-name="ce47">
            <text:p>94,1%</text:p>
          </table:table-cell>
          <table:table-cell office:value-type="float" office:value="1014453" table:style-name="ce46">
            <text:p>1.014.453</text:p>
          </table:table-cell>
          <table:table-cell office:value-type="percentage" office:value="0.92917345985454947" table:style-name="ce47">
            <text:p>92,9%</text:p>
          </table:table-cell>
          <table:table-cell office:value-type="float" office:value="1110187" table:style-name="ce46">
            <text:p>1.110.187</text:p>
          </table:table-cell>
          <table:table-cell office:value-type="percentage" office:value="0.84312343602264661" table:style-name="ce47">
            <text:p>84,3%</text:p>
          </table:table-cell>
          <table:table-cell office:value-type="float" office:value="751420" table:style-name="ce46">
            <text:p>751.420</text:p>
          </table:table-cell>
          <table:table-cell office:value-type="percentage" office:value="0.71930173876085046" table:style-name="ce47">
            <text:p>71,9%</text:p>
          </table:table-cell>
          <table:table-cell office:value-type="float" office:value="608804" table:style-name="ce46">
            <text:p>608.804</text:p>
          </table:table-cell>
          <table:table-cell office:value-type="percentage" office:value="0.7256867337755607" table:style-name="ce47">
            <text:p>72,6%</text:p>
          </table:table-cell>
          <table:table-cell office:value-type="float" office:value="510541" table:style-name="ce46">
            <text:p>510.541</text:p>
          </table:table-cell>
          <table:table-cell office:value-type="percentage" office:value="0.77806683064956128" table:style-name="ce47">
            <text:p>77,8%</text:p>
          </table:table-cell>
          <table:table-cell office:value-type="float" office:value="5850867" table:style-name="ce46">
            <text:p>5.850.86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185793988666869" table:style-name="ce47">
            <text:p>85,2%</text:p>
          </table:table-cell>
          <table:table-cell office:value-type="percentage" office:value="0.75199316134649297" table:style-name="ce47">
            <text:p>7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32" table:style-name="ce46">
            <text:p>293.232</text:p>
          </table:table-cell>
          <table:table-cell office:value-type="percentage" office:value="1" table:style-name="ce47">
            <text:p>100,0%</text:p>
          </table:table-cell>
          <table:table-cell office:value-type="float" office:value="431788" table:style-name="ce46">
            <text:p>431.788</text:p>
          </table:table-cell>
          <table:table-cell office:value-type="percentage" office:value="0.98612804947677579" table:style-name="ce47">
            <text:p>98,6%</text:p>
          </table:table-cell>
          <table:table-cell office:value-type="float" office:value="565049" table:style-name="ce46">
            <text:p>565.049</text:p>
          </table:table-cell>
          <table:table-cell office:value-type="percentage" office:value="0.97300112961661911" table:style-name="ce47">
            <text:p>97,3%</text:p>
          </table:table-cell>
          <table:table-cell office:value-type="float" office:value="709527" table:style-name="ce46">
            <text:p>709.527</text:p>
          </table:table-cell>
          <table:table-cell office:value-type="percentage" office:value="0.94310106947180372" table:style-name="ce47">
            <text:p>94,3%</text:p>
          </table:table-cell>
          <table:table-cell office:value-type="float" office:value="744573" table:style-name="ce46">
            <text:p>744.573</text:p>
          </table:table-cell>
          <table:table-cell office:value-type="percentage" office:value="0.87433477221379352" table:style-name="ce47">
            <text:p>87,4%</text:p>
          </table:table-cell>
          <table:table-cell office:value-type="float" office:value="497345" table:style-name="ce46">
            <text:p>497.345</text:p>
          </table:table-cell>
          <table:table-cell office:value-type="percentage" office:value="0.76660978884300646" table:style-name="ce47">
            <text:p>76,7%</text:p>
          </table:table-cell>
          <table:table-cell office:value-type="float" office:value="410224" table:style-name="ce46">
            <text:p>410.224</text:p>
          </table:table-cell>
          <table:table-cell office:value-type="percentage" office:value="0.79481366953030852" table:style-name="ce47">
            <text:p>79,5%</text:p>
          </table:table-cell>
          <table:table-cell office:value-type="float" office:value="357842" table:style-name="ce46">
            <text:p>357.842</text:p>
          </table:table-cell>
          <table:table-cell office:value-type="percentage" office:value="0.84291135394117278" table:style-name="ce47">
            <text:p>84,3%</text:p>
          </table:table-cell>
          <table:table-cell office:value-type="float" office:value="4009580" table:style-name="ce46">
            <text:p>4.009.58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330881712409538" table:style-name="ce47">
            <text:p>89,3%</text:p>
          </table:table-cell>
          <table:table-cell office:value-type="percentage" office:value="0.79282185760021107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45" table:style-name="ce46">
            <text:p>77.445</text:p>
          </table:table-cell>
          <table:table-cell office:value-type="percentage" office:value="1" table:style-name="ce47">
            <text:p>100,0%</text:p>
          </table:table-cell>
          <table:table-cell office:value-type="float" office:value="95430" table:style-name="ce46">
            <text:p>95.430</text:p>
          </table:table-cell>
          <table:table-cell office:value-type="percentage" office:value="1" table:style-name="ce47">
            <text:p>100,0%</text:p>
          </table:table-cell>
          <table:table-cell office:value-type="float" office:value="131648" table:style-name="ce46">
            <text:p>131.648</text:p>
          </table:table-cell>
          <table:table-cell office:value-type="percentage" office:value="1.0506875663423705" table:style-name="ce47">
            <text:p>105,1%</text:p>
          </table:table-cell>
          <table:table-cell office:value-type="float" office:value="160285" table:style-name="ce46">
            <text:p>160.285</text:p>
          </table:table-cell>
          <table:table-cell office:value-type="percentage" office:value="0.94722130295007567" table:style-name="ce47">
            <text:p>94,7%</text:p>
          </table:table-cell>
          <table:table-cell office:value-type="float" office:value="144396" table:style-name="ce46">
            <text:p>144.396</text:p>
          </table:table-cell>
          <table:table-cell office:value-type="percentage" office:value="0.90533813184195022" table:style-name="ce47">
            <text:p>90,5%</text:p>
          </table:table-cell>
          <table:table-cell office:value-type="float" office:value="110511" table:style-name="ce46">
            <text:p>110.511</text:p>
          </table:table-cell>
          <table:table-cell office:value-type="percentage" office:value="0.82792798867237538" table:style-name="ce47">
            <text:p>82,8%</text:p>
          </table:table-cell>
          <table:table-cell office:value-type="float" office:value="90062" table:style-name="ce46">
            <text:p>90.062</text:p>
          </table:table-cell>
          <table:table-cell office:value-type="percentage" office:value="0.79475820684786447" table:style-name="ce47">
            <text:p>79,5%</text:p>
          </table:table-cell>
          <table:table-cell office:value-type="float" office:value="73952" table:style-name="ce46">
            <text:p>73.952</text:p>
          </table:table-cell>
          <table:table-cell office:value-type="percentage" office:value="0.87258997050147491" table:style-name="ce47">
            <text:p>87,3%</text:p>
          </table:table-cell>
          <table:table-cell office:value-type="float" office:value="883729" table:style-name="ce46">
            <text:p>883.729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688767060644806" table:style-name="ce47">
            <text:p>92,7%</text:p>
          </table:table-cell>
          <table:table-cell office:value-type="percentage" office:value="0.83058251651570936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718" table:style-name="ce46">
            <text:p>240.718</text:p>
          </table:table-cell>
          <table:table-cell office:value-type="percentage" office:value="1" table:style-name="ce47">
            <text:p>100,0%</text:p>
          </table:table-cell>
          <table:table-cell office:value-type="float" office:value="290123" table:style-name="ce46">
            <text:p>290.123</text:p>
          </table:table-cell>
          <table:table-cell office:value-type="percentage" office:value="1" table:style-name="ce47">
            <text:p>100,0%</text:p>
          </table:table-cell>
          <table:table-cell office:value-type="float" office:value="344855" table:style-name="ce46">
            <text:p>344.855</text:p>
          </table:table-cell>
          <table:table-cell office:value-type="percentage" office:value="0.99402756199431008" table:style-name="ce47">
            <text:p>99,4%</text:p>
          </table:table-cell>
          <table:table-cell office:value-type="float" office:value="388904" table:style-name="ce46">
            <text:p>388.904</text:p>
          </table:table-cell>
          <table:table-cell office:value-type="percentage" office:value="0.95815358386159766" table:style-name="ce47">
            <text:p>95,8%</text:p>
          </table:table-cell>
          <table:table-cell office:value-type="float" office:value="405116" table:style-name="ce46">
            <text:p>405.116</text:p>
          </table:table-cell>
          <table:table-cell office:value-type="percentage" office:value="0.91402708806667554" table:style-name="ce47">
            <text:p>91,4%</text:p>
          </table:table-cell>
          <table:table-cell office:value-type="float" office:value="259598" table:style-name="ce46">
            <text:p>259.598</text:p>
          </table:table-cell>
          <table:table-cell office:value-type="percentage" office:value="0.80269504774155243" table:style-name="ce47">
            <text:p>80,3%</text:p>
          </table:table-cell>
          <table:table-cell office:value-type="float" office:value="193740" table:style-name="ce46">
            <text:p>193.740</text:p>
          </table:table-cell>
          <table:table-cell office:value-type="percentage" office:value="0.83877028846528501" table:style-name="ce47">
            <text:p>83,9%</text:p>
          </table:table-cell>
          <table:table-cell office:value-type="float" office:value="164548" table:style-name="ce46">
            <text:p>164.548</text:p>
          </table:table-cell>
          <table:table-cell office:value-type="percentage" office:value="0.91412000644419389" table:style-name="ce47">
            <text:p>91,4%</text:p>
          </table:table-cell>
          <table:table-cell office:value-type="float" office:value="2287602" table:style-name="ce46">
            <text:p>2.287.60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200439845719918" table:style-name="ce47">
            <text:p>93,2%</text:p>
          </table:table-cell>
          <table:table-cell office:value-type="percentage" office:value="0.84668958209265688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67" table:style-name="ce46">
            <text:p>23.167</text:p>
          </table:table-cell>
          <table:table-cell office:value-type="percentage" office:value="1" table:style-name="ce47">
            <text:p>100,0%</text:p>
          </table:table-cell>
          <table:table-cell office:value-type="float" office:value="28562" table:style-name="ce46">
            <text:p>28.562</text:p>
          </table:table-cell>
          <table:table-cell office:value-type="percentage" office:value="1" table:style-name="ce47">
            <text:p>100,0%</text:p>
          </table:table-cell>
          <table:table-cell office:value-type="float" office:value="37495" table:style-name="ce46">
            <text:p>37.495</text:p>
          </table:table-cell>
          <table:table-cell office:value-type="percentage" office:value="0.99408770348374786" table:style-name="ce47">
            <text:p>99,4%</text:p>
          </table:table-cell>
          <table:table-cell office:value-type="float" office:value="44785" table:style-name="ce46">
            <text:p>44.785</text:p>
          </table:table-cell>
          <table:table-cell office:value-type="percentage" office:value="0.93959801946962063" table:style-name="ce47">
            <text:p>94,0%</text:p>
          </table:table-cell>
          <table:table-cell office:value-type="float" office:value="46785" table:style-name="ce46">
            <text:p>46.785</text:p>
          </table:table-cell>
          <table:table-cell office:value-type="percentage" office:value="0.88361946852512885" table:style-name="ce47">
            <text:p>88,4%</text:p>
          </table:table-cell>
          <table:table-cell office:value-type="float" office:value="30278" table:style-name="ce46">
            <text:p>30.278</text:p>
          </table:table-cell>
          <table:table-cell office:value-type="percentage" office:value="0.77006027620234496" table:style-name="ce47">
            <text:p>77,0%</text:p>
          </table:table-cell>
          <table:table-cell office:value-type="float" office:value="23092" table:style-name="ce46">
            <text:p>23.092</text:p>
          </table:table-cell>
          <table:table-cell office:value-type="percentage" office:value="0.7581587760194366" table:style-name="ce47">
            <text:p>75,8%</text:p>
          </table:table-cell>
          <table:table-cell office:value-type="float" office:value="20994" table:style-name="ce46">
            <text:p>20.994</text:p>
          </table:table-cell>
          <table:table-cell office:value-type="percentage" office:value="0.82226225912580286" table:style-name="ce47">
            <text:p>82,2%</text:p>
          </table:table-cell>
          <table:table-cell office:value-type="float" office:value="255158" table:style-name="ce46">
            <text:p>255.158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853857801880477" table:style-name="ce47">
            <text:p>89,9%</text:p>
          </table:table-cell>
          <table:table-cell office:value-type="percentage" office:value="0.79758310045824821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958" table:style-name="ce46">
            <text:p>370.958</text:p>
          </table:table-cell>
          <table:table-cell office:value-type="percentage" office:value="1" table:style-name="ce47">
            <text:p>100,0%</text:p>
          </table:table-cell>
          <table:table-cell office:value-type="float" office:value="508873" table:style-name="ce46">
            <text:p>508.873</text:p>
          </table:table-cell>
          <table:table-cell office:value-type="percentage" office:value="0.96729020816186095" table:style-name="ce47">
            <text:p>96,7%</text:p>
          </table:table-cell>
          <table:table-cell office:value-type="float" office:value="676491" table:style-name="ce46">
            <text:p>676.491</text:p>
          </table:table-cell>
          <table:table-cell office:value-type="percentage" office:value="0.96184967646444097" table:style-name="ce47">
            <text:p>96,2%</text:p>
          </table:table-cell>
          <table:table-cell office:value-type="float" office:value="932469" table:style-name="ce46">
            <text:p>932.469</text:p>
          </table:table-cell>
          <table:table-cell office:value-type="percentage" office:value="0.95855807513083591" table:style-name="ce47">
            <text:p>95,9%</text:p>
          </table:table-cell>
          <table:table-cell office:value-type="float" office:value="1010445" table:style-name="ce46">
            <text:p>1.010.445</text:p>
          </table:table-cell>
          <table:table-cell office:value-type="percentage" office:value="0.86661246291717375" table:style-name="ce47">
            <text:p>86,7%</text:p>
          </table:table-cell>
          <table:table-cell office:value-type="float" office:value="718287" table:style-name="ce46">
            <text:p>718.287</text:p>
          </table:table-cell>
          <table:table-cell office:value-type="percentage" office:value="0.75637820647824439" table:style-name="ce47">
            <text:p>75,6%</text:p>
          </table:table-cell>
          <table:table-cell office:value-type="float" office:value="569089" table:style-name="ce46">
            <text:p>569.089</text:p>
          </table:table-cell>
          <table:table-cell office:value-type="percentage" office:value="0.76647563891040105" table:style-name="ce47">
            <text:p>76,6%</text:p>
          </table:table-cell>
          <table:table-cell office:value-type="float" office:value="436424" table:style-name="ce46">
            <text:p>436.424</text:p>
          </table:table-cell>
          <table:table-cell office:value-type="percentage" office:value="0.78842075217418006" table:style-name="ce47">
            <text:p>78,8%</text:p>
          </table:table-cell>
          <table:table-cell office:value-type="float" office:value="5223036" table:style-name="ce46">
            <text:p>5.223.036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371880968300608" table:style-name="ce47">
            <text:p>87,4%</text:p>
          </table:table-cell>
          <table:table-cell office:value-type="percentage" office:value="0.77037201794483923" table:style-name="ce47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121" table:style-name="ce46">
            <text:p>73.121</text:p>
          </table:table-cell>
          <table:table-cell office:value-type="percentage" office:value="1" table:style-name="ce47">
            <text:p>100,0%</text:p>
          </table:table-cell>
          <table:table-cell office:value-type="float" office:value="102114" table:style-name="ce46">
            <text:p>102.114</text:p>
          </table:table-cell>
          <table:table-cell office:value-type="percentage" office:value="0.99237116006958281" table:style-name="ce47">
            <text:p>99,2%</text:p>
          </table:table-cell>
          <table:table-cell office:value-type="float" office:value="145661" table:style-name="ce46">
            <text:p>145.661</text:p>
          </table:table-cell>
          <table:table-cell office:value-type="percentage" office:value="0.99150494523820865" table:style-name="ce47">
            <text:p>99,2%</text:p>
          </table:table-cell>
          <table:table-cell office:value-type="float" office:value="204795" table:style-name="ce46">
            <text:p>204.795</text:p>
          </table:table-cell>
          <table:table-cell office:value-type="percentage" office:value="0.96032468019657125" table:style-name="ce47">
            <text:p>96,0%</text:p>
          </table:table-cell>
          <table:table-cell office:value-type="float" office:value="226478" table:style-name="ce46">
            <text:p>226.478</text:p>
          </table:table-cell>
          <table:table-cell office:value-type="percentage" office:value="0.89109487442801105" table:style-name="ce47">
            <text:p>89,1%</text:p>
          </table:table-cell>
          <table:table-cell office:value-type="float" office:value="160822" table:style-name="ce46">
            <text:p>160.822</text:p>
          </table:table-cell>
          <table:table-cell office:value-type="percentage" office:value="0.76947220853289189" table:style-name="ce47">
            <text:p>76,9%</text:p>
          </table:table-cell>
          <table:table-cell office:value-type="float" office:value="133429" table:style-name="ce46">
            <text:p>133.429</text:p>
          </table:table-cell>
          <table:table-cell office:value-type="percentage" office:value="0.77463308717662904" table:style-name="ce47">
            <text:p>77,5%</text:p>
          </table:table-cell>
          <table:table-cell office:value-type="float" office:value="114383" table:style-name="ce46">
            <text:p>114.383</text:p>
          </table:table-cell>
          <table:table-cell office:value-type="percentage" office:value="0.80611583294572009" table:style-name="ce47">
            <text:p>80,6%</text:p>
          </table:table-cell>
          <table:table-cell office:value-type="float" office:value="1160803" table:style-name="ce46">
            <text:p>1.160.80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601650056444481" table:style-name="ce47">
            <text:p>88,6%</text:p>
          </table:table-cell>
          <table:table-cell office:value-type="percentage" office:value="0.76810734947404502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5" table:style-name="ce46">
            <text:p>42.125</text:p>
          </table:table-cell>
          <table:table-cell office:value-type="percentage" office:value="1" table:style-name="ce47">
            <text:p>100,0%</text:p>
          </table:table-cell>
          <table:table-cell office:value-type="float" office:value="55748" table:style-name="ce46">
            <text:p>55.748</text:p>
          </table:table-cell>
          <table:table-cell office:value-type="percentage" office:value="0.99921135646687698" table:style-name="ce47">
            <text:p>99,9%</text:p>
          </table:table-cell>
          <table:table-cell office:value-type="float" office:value="71700" table:style-name="ce46">
            <text:p>71.700</text:p>
          </table:table-cell>
          <table:table-cell office:value-type="percentage" office:value="0.97096581983641195" table:style-name="ce47">
            <text:p>97,1%</text:p>
          </table:table-cell>
          <table:table-cell office:value-type="float" office:value="91292" table:style-name="ce46">
            <text:p>91.292</text:p>
          </table:table-cell>
          <table:table-cell office:value-type="percentage" office:value="0.94413303824435846" table:style-name="ce47">
            <text:p>94,4%</text:p>
          </table:table-cell>
          <table:table-cell office:value-type="float" office:value="94450" table:style-name="ce46">
            <text:p>94.450</text:p>
          </table:table-cell>
          <table:table-cell office:value-type="percentage" office:value="0.87452084220662585" table:style-name="ce47">
            <text:p>87,5%</text:p>
          </table:table-cell>
          <table:table-cell office:value-type="float" office:value="62802" table:style-name="ce46">
            <text:p>62.802</text:p>
          </table:table-cell>
          <table:table-cell office:value-type="percentage" office:value="0.77208295939317195" table:style-name="ce47">
            <text:p>77,2%</text:p>
          </table:table-cell>
          <table:table-cell office:value-type="float" office:value="55220" table:style-name="ce46">
            <text:p>55.220</text:p>
          </table:table-cell>
          <table:table-cell office:value-type="percentage" office:value="0.8105450115225975" table:style-name="ce47">
            <text:p>81,1%</text:p>
          </table:table-cell>
          <table:table-cell office:value-type="float" office:value="47787" table:style-name="ce46">
            <text:p>47.787</text:p>
          </table:table-cell>
          <table:table-cell office:value-type="percentage" office:value="0.84746754628644394" table:style-name="ce47">
            <text:p>84,7%</text:p>
          </table:table-cell>
          <table:table-cell office:value-type="float" office:value="521124" table:style-name="ce46">
            <text:p>521.12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639703175689855" table:style-name="ce47">
            <text:p>89,6%</text:p>
          </table:table-cell>
          <table:table-cell office:value-type="percentage" office:value="0.78815239633573653" table:style-name="ce47">
            <text:p>78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60" table:style-name="ce46">
            <text:p>161.860</text:p>
          </table:table-cell>
          <table:table-cell office:value-type="percentage" office:value="1.0247546691991136" table:style-name="ce47">
            <text:p>102,5%</text:p>
          </table:table-cell>
          <table:table-cell office:value-type="float" office:value="212180" table:style-name="ce46">
            <text:p>212.180</text:p>
          </table:table-cell>
          <table:table-cell office:value-type="percentage" office:value="0.99577156104955389" table:style-name="ce47">
            <text:p>99,6%</text:p>
          </table:table-cell>
          <table:table-cell office:value-type="float" office:value="273189" table:style-name="ce46">
            <text:p>273.189</text:p>
          </table:table-cell>
          <table:table-cell office:value-type="percentage" office:value="0.97526051428143035" table:style-name="ce47">
            <text:p>97,5%</text:p>
          </table:table-cell>
          <table:table-cell office:value-type="float" office:value="320493" table:style-name="ce46">
            <text:p>320.493</text:p>
          </table:table-cell>
          <table:table-cell office:value-type="percentage" office:value="0.94269024081040775" table:style-name="ce47">
            <text:p>94,3%</text:p>
          </table:table-cell>
          <table:table-cell office:value-type="float" office:value="315857" table:style-name="ce46">
            <text:p>315.857</text:p>
          </table:table-cell>
          <table:table-cell office:value-type="percentage" office:value="0.87221269533569157" table:style-name="ce47">
            <text:p>87,2%</text:p>
          </table:table-cell>
          <table:table-cell office:value-type="float" office:value="197034" table:style-name="ce46">
            <text:p>197.034</text:p>
          </table:table-cell>
          <table:table-cell office:value-type="percentage" office:value="0.75624369106059264" table:style-name="ce47">
            <text:p>75,6%</text:p>
          </table:table-cell>
          <table:table-cell office:value-type="float" office:value="158130" table:style-name="ce46">
            <text:p>158.130</text:p>
          </table:table-cell>
          <table:table-cell office:value-type="percentage" office:value="0.78463187353002473" table:style-name="ce47">
            <text:p>78,5%</text:p>
          </table:table-cell>
          <table:table-cell office:value-type="float" office:value="142232" table:style-name="ce46">
            <text:p>142.232</text:p>
          </table:table-cell>
          <table:table-cell office:value-type="percentage" office:value="0.84357614794254054" table:style-name="ce47">
            <text:p>84,4%</text:p>
          </table:table-cell>
          <table:table-cell office:value-type="float" office:value="1780975" table:style-name="ce46">
            <text:p>1.780.975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769464142871036" table:style-name="ce47">
            <text:p>89,8%</text:p>
          </table:table-cell>
          <table:table-cell office:value-type="percentage" office:value="0.80205890194298235" table:style-name="ce47">
            <text:p>8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style-name="ce46">
            <text:p>2.379</text:p>
          </table:table-cell>
          <table:table-cell office:value-type="percentage" office:value="0.9132437619961612" table:style-name="ce47">
            <text:p>91,3%</text:p>
          </table:table-cell>
          <table:table-cell office:value-type="float" office:value="3860" table:style-name="ce46">
            <text:p>3.860</text:p>
          </table:table-cell>
          <table:table-cell office:value-type="percentage" office:value="0.89393237610004628" table:style-name="ce47">
            <text:p>89,4%</text:p>
          </table:table-cell>
          <table:table-cell office:value-type="float" office:value="7529" table:style-name="ce46">
            <text:p>7.529</text:p>
          </table:table-cell>
          <table:table-cell office:value-type="percentage" office:value="0.9582537864324806" table:style-name="ce47">
            <text:p>95,8%</text:p>
          </table:table-cell>
          <table:table-cell office:value-type="float" office:value="10450" table:style-name="ce46">
            <text:p>10.450</text:p>
          </table:table-cell>
          <table:table-cell office:value-type="percentage" office:value="0.90429214260989965" table:style-name="ce47">
            <text:p>90,4%</text:p>
          </table:table-cell>
          <table:table-cell office:value-type="float" office:value="10888" table:style-name="ce46">
            <text:p>10.888</text:p>
          </table:table-cell>
          <table:table-cell office:value-type="percentage" office:value="0.86125613035912041" table:style-name="ce47">
            <text:p>86,1%</text:p>
          </table:table-cell>
          <table:table-cell office:value-type="float" office:value="8812" table:style-name="ce46">
            <text:p>8.812</text:p>
          </table:table-cell>
          <table:table-cell office:value-type="percentage" office:value="0.74087775348915419" table:style-name="ce47">
            <text:p>74,1%</text:p>
          </table:table-cell>
          <table:table-cell office:value-type="float" office:value="8426" table:style-name="ce46">
            <text:p>8.426</text:p>
          </table:table-cell>
          <table:table-cell office:value-type="percentage" office:value="0.76830491474423268" table:style-name="ce47">
            <text:p>76,8%</text:p>
          </table:table-cell>
          <table:table-cell office:value-type="float" office:value="7647" table:style-name="ce46">
            <text:p>7.647</text:p>
          </table:table-cell>
          <table:table-cell office:value-type="percentage" office:value="0.83793556870479946" table:style-name="ce47">
            <text:p>83,8%</text:p>
          </table:table-cell>
          <table:table-cell office:value-type="float" office:value="59991" table:style-name="ce46">
            <text:p>59.99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4536038892411747" table:style-name="ce47">
            <text:p>84,5%</text:p>
          </table:table-cell>
          <table:table-cell office:value-type="percentage" office:value="0.71246526210778838" table:style-name="ce47">
            <text:p>71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5" table:style-name="ce46">
            <text:p>1.965</text:p>
          </table:table-cell>
          <table:table-cell office:value-type="percentage" office:value="0.83652618135376755" table:style-name="ce47">
            <text:p>83,7%</text:p>
          </table:table-cell>
          <table:table-cell office:value-type="float" office:value="3246" table:style-name="ce46">
            <text:p>3.246</text:p>
          </table:table-cell>
          <table:table-cell office:value-type="percentage" office:value="0.86606189967982927" table:style-name="ce47">
            <text:p>86,6%</text:p>
          </table:table-cell>
          <table:table-cell office:value-type="float" office:value="7018" table:style-name="ce46">
            <text:p>7.018</text:p>
          </table:table-cell>
          <table:table-cell office:value-type="percentage" office:value="0.89663983646352374" table:style-name="ce47">
            <text:p>89,7%</text:p>
          </table:table-cell>
          <table:table-cell office:value-type="float" office:value="9498" table:style-name="ce46">
            <text:p>9.498</text:p>
          </table:table-cell>
          <table:table-cell office:value-type="percentage" office:value="0.84060536330648727" table:style-name="ce47">
            <text:p>84,1%</text:p>
          </table:table-cell>
          <table:table-cell office:value-type="float" office:value="9848" table:style-name="ce46">
            <text:p>9.848</text:p>
          </table:table-cell>
          <table:table-cell office:value-type="percentage" office:value="0.82052991168138645" table:style-name="ce47">
            <text:p>82,1%</text:p>
          </table:table-cell>
          <table:table-cell office:value-type="float" office:value="8247" table:style-name="ce46">
            <text:p>8.247</text:p>
          </table:table-cell>
          <table:table-cell office:value-type="percentage" office:value="0.67971647572735516" table:style-name="ce47">
            <text:p>68,0%</text:p>
          </table:table-cell>
          <table:table-cell office:value-type="float" office:value="7974" table:style-name="ce46">
            <text:p>7.974</text:p>
          </table:table-cell>
          <table:table-cell office:value-type="percentage" office:value="0.66477699041267191" table:style-name="ce47">
            <text:p>66,5%</text:p>
          </table:table-cell>
          <table:table-cell office:value-type="float" office:value="7268" table:style-name="ce46">
            <text:p>7.268</text:p>
          </table:table-cell>
          <table:table-cell office:value-type="percentage" office:value="0.75913933570085645" table:style-name="ce47">
            <text:p>75,9%</text:p>
          </table:table-cell>
          <table:table-cell office:value-type="float" office:value="55064" table:style-name="ce46">
            <text:p>55.064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7634751223088527" table:style-name="ce47">
            <text:p>77,6%</text:p>
          </table:table-cell>
          <table:table-cell office:value-type="percentage" office:value="0.63236712756672331" table:style-name="ce47">
            <text:p>6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01" table:style-name="ce46">
            <text:p>3.401</text:p>
          </table:table-cell>
          <table:table-cell office:value-type="string" table:style-name="ce47">
            <text:p>-</text:p>
          </table:table-cell>
          <table:table-cell office:value-type="float" office:value="8938" table:style-name="ce46">
            <text:p>8.938</text:p>
          </table:table-cell>
          <table:table-cell office:value-type="string" table:style-name="ce47">
            <text:p>-</text:p>
          </table:table-cell>
          <table:table-cell office:value-type="float" office:value="20714" table:style-name="ce46">
            <text:p>20.714</text:p>
          </table:table-cell>
          <table:table-cell office:value-type="string" table:style-name="ce47">
            <text:p>-</text:p>
          </table:table-cell>
          <table:table-cell office:value-type="float" office:value="29945" table:style-name="ce46">
            <text:p>29.945</text:p>
          </table:table-cell>
          <table:table-cell office:value-type="string" table:style-name="ce47">
            <text:p>-</text:p>
          </table:table-cell>
          <table:table-cell office:value-type="float" office:value="22627" table:style-name="ce46">
            <text:p>22.627</text:p>
          </table:table-cell>
          <table:table-cell office:value-type="string" table:style-name="ce47">
            <text:p>-</text:p>
          </table:table-cell>
          <table:table-cell office:value-type="float" office:value="1151" table:style-name="ce46">
            <text:p>1.151</text:p>
          </table:table-cell>
          <table:table-cell office:value-type="string" table:style-name="ce47">
            <text:p>-</text:p>
          </table:table-cell>
          <table:table-cell office:value-type="float" office:value="86816" table:style-name="ce46">
            <text:p>86.81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6" table:style-name="ce49">
            <text:p>36</text:p>
          </table:table-cell>
          <table:table-cell office:value-type="string" table:style-name="ce50">
            <text:p>-</text:p>
          </table:table-cell>
          <table:table-cell office:value-type="float" office:value="215" table:style-name="ce49">
            <text:p>215</text:p>
          </table:table-cell>
          <table:table-cell office:value-type="string" table:style-name="ce50">
            <text:p>-</text:p>
          </table:table-cell>
          <table:table-cell office:value-type="float" office:value="670" table:style-name="ce49">
            <text:p>670</text:p>
          </table:table-cell>
          <table:table-cell office:value-type="string" table:style-name="ce50">
            <text:p>-</text:p>
          </table:table-cell>
          <table:table-cell office:value-type="float" office:value="1276" table:style-name="ce49">
            <text:p>1.276</text:p>
          </table:table-cell>
          <table:table-cell office:value-type="string" table:style-name="ce50">
            <text:p>-</text:p>
          </table:table-cell>
          <table:table-cell office:value-type="float" office:value="1476" table:style-name="ce49">
            <text:p>1.476</text:p>
          </table:table-cell>
          <table:table-cell office:value-type="string" table:style-name="ce50">
            <text:p>-</text:p>
          </table:table-cell>
          <table:table-cell office:value-type="float" office:value="1234" table:style-name="ce49">
            <text:p>1.234</text:p>
          </table:table-cell>
          <table:table-cell office:value-type="string" table:style-name="ce50">
            <text:p>-</text:p>
          </table:table-cell>
          <table:table-cell office:value-type="float" office:value="155" table:style-name="ce49">
            <text:p>155</text:p>
          </table:table-cell>
          <table:table-cell office:value-type="string" table:style-name="ce50">
            <text:p>-</text:p>
          </table:table-cell>
          <table:table-cell office:value-type="float" office:value="5088" table:style-name="ce49">
            <text:p>5.088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4750" table:style-name="ce53">
            <text:p>2.904.750</text:p>
          </table:table-cell>
          <table:table-cell office:value-type="percentage" office:value="1" table:style-name="ce54">
            <text:p>100,0%</text:p>
          </table:table-cell>
          <table:table-cell office:value-type="float" office:value="3919225" table:style-name="ce53">
            <text:p>3.919.225</text:p>
          </table:table-cell>
          <table:table-cell office:value-type="percentage" office:value="0.98969203632787006" table:style-name="ce54">
            <text:p>99,0%</text:p>
          </table:table-cell>
          <table:table-cell office:value-type="float" office:value="5214698" table:style-name="ce53">
            <text:p>5.214.698</text:p>
          </table:table-cell>
          <table:table-cell office:value-type="percentage" office:value="0.977086692751302" table:style-name="ce54">
            <text:p>97,7%</text:p>
          </table:table-cell>
          <table:table-cell office:value-type="float" office:value="6616301" table:style-name="ce53">
            <text:p>6.616.301</text:p>
          </table:table-cell>
          <table:table-cell office:value-type="percentage" office:value="0.94070995915718725" table:style-name="ce54">
            <text:p>94,1%</text:p>
          </table:table-cell>
          <table:table-cell office:value-type="float" office:value="6870901" table:style-name="ce53">
            <text:p>6.870.901</text:p>
          </table:table-cell>
          <table:table-cell office:value-type="percentage" office:value="0.87064495433641542" table:style-name="ce54">
            <text:p>87,1%</text:p>
          </table:table-cell>
          <table:table-cell office:value-type="float" office:value="4754787" table:style-name="ce53">
            <text:p>4.754.787</text:p>
          </table:table-cell>
          <table:table-cell office:value-type="percentage" office:value="0.7631588197424789" table:style-name="ce54">
            <text:p>76,3%</text:p>
          </table:table-cell>
          <table:table-cell office:value-type="float" office:value="3827418" table:style-name="ce53">
            <text:p>3.827.418</text:p>
          </table:table-cell>
          <table:table-cell office:value-type="percentage" office:value="0.77405392505824488" table:style-name="ce54">
            <text:p>77,4%</text:p>
          </table:table-cell>
          <table:table-cell office:value-type="float" office:value="3209308" table:style-name="ce53">
            <text:p>3.209.308</text:p>
          </table:table-cell>
          <table:table-cell office:value-type="percentage" office:value="0.82529368532198277" table:style-name="ce54">
            <text:p>82,5%</text:p>
          </table:table-cell>
          <table:table-cell office:value-type="float" office:value="37317388" table:style-name="ce53">
            <text:p>37.317.38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598151174742479" table:style-name="ce54">
            <text:p>88,6%</text:p>
          </table:table-cell>
          <table:table-cell office:value-type="percentage" office:value="0.78644389414339633" table:style-name="ce54">
            <text:p>78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02T19:25:48Z</dc:date>
  </office:meta>
</office:document-meta>
</file>